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0e0e0e"/>
    </style:style>
    <style:style style:name="gr1" style:family="graphic" style:parent-style-name="standard">
      <style:graphic-properties svg:stroke-color="#ffffff" draw:fill="solid" draw:fill-color="#ffc64d" draw:textarea-horizontal-align="justify" draw:textarea-vertical-align="middle" draw:auto-grow-height="false" fo:min-height="1.75cm" fo:min-width="15.1cm"/>
    </style:style>
    <style:style style:name="gr2" style:family="graphic" style:parent-style-name="objectwithoutfill">
      <style:graphic-properties draw:stroke="solid" svg:stroke-color="#ffffff" draw:marker-end="Arrow_20_concave" draw:marker-end-width="0.2cm" draw:fill="none" draw:textarea-vertical-align="middle"/>
    </style:style>
    <style:style style:name="gr3" style:family="graphic" style:parent-style-name="standard">
      <style:graphic-properties svg:stroke-color="#ffffff" draw:fill-color="#c6a9b6" draw:textarea-horizontal-align="justify" draw:textarea-vertical-align="middle" draw:auto-grow-height="false" fo:min-height="5.55cm" fo:min-width="11.4cm"/>
    </style:style>
    <style:style style:name="gr4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45cm" fo:min-width="2.9cm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5cm" fo:min-width="4.4cm"/>
    </style:style>
    <style:style style:name="gr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25cm" fo:min-width="4.1cm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85cm" fo:min-width="3.3cm"/>
    </style:style>
    <style:style style:name="gr8" style:family="graphic" style:parent-style-name="objectwithoutfill">
      <style:graphic-properties draw:stroke="solid" svg:stroke-color="#000000" draw:marker-end="Arrow_20_concave" draw:marker-end-width="0.2cm" draw:fill="none" draw:textarea-vertical-align="middle"/>
    </style:style>
    <style:style style:name="gr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85cm" fo:min-width="3.4cm"/>
    </style:style>
    <style:style style:name="gr1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45cm" fo:min-width="3.3cm"/>
    </style:style>
    <style:style style:name="gr11" style:family="graphic" style:parent-style-name="standard">
      <style:graphic-properties svg:stroke-color="#ffffff" draw:fill-color="#c6a9b6" draw:textarea-horizontal-align="justify" draw:textarea-vertical-align="middle" draw:auto-grow-height="false" fo:min-height="0.95cm" fo:min-width="3.3cm"/>
    </style:style>
    <style:style style:name="gr12" style:family="graphic" style:parent-style-name="standard">
      <style:graphic-properties draw:stroke="none" svg:stroke-color="#ffffff" draw:fill-color="#a07995" draw:textarea-horizontal-align="justify" draw:textarea-vertical-align="middle" draw:auto-grow-height="false" fo:min-height="0.45cm" fo:min-width="2.9cm"/>
    </style:style>
    <style:style style:name="gr13" style:family="graphic" style:parent-style-name="standard">
      <style:graphic-properties svg:stroke-color="#ffffff" draw:fill="solid" draw:fill-color="#ffc64d" draw:textarea-horizontal-align="justify" draw:textarea-vertical-align="middle" draw:auto-grow-height="false" fo:min-height="0.95cm" fo:min-width="3.3cm"/>
    </style:style>
    <style:style style:name="gr14" style:family="graphic" style:parent-style-name="standard">
      <style:graphic-properties draw:stroke="none" svg:stroke-color="#ffffff" draw:fill="solid" draw:fill-color="#c99a3c" draw:textarea-horizontal-align="justify" draw:textarea-vertical-align="middle" draw:auto-grow-height="false" fo:min-height="0.45cm" fo:min-width="2.9cm"/>
    </style:style>
    <style:style style:name="gr15" style:family="graphic" style:parent-style-name="standard">
      <style:graphic-properties svg:stroke-color="#ffffff" draw:fill-color="#c6a9b6" draw:textarea-horizontal-align="justify" draw:textarea-vertical-align="middle" draw:auto-grow-height="false" fo:min-height="0.85cm" fo:min-width="5.3cm"/>
    </style:style>
    <style:style style:name="gr16" style:family="graphic" style:parent-style-name="standard">
      <style:graphic-properties draw:stroke="none" svg:stroke-color="#ffffff" draw:fill-color="#a07995" draw:textarea-horizontal-align="justify" draw:textarea-vertical-align="middle" draw:auto-grow-height="false" fo:min-height="0.45cm" fo:min-width="4.926cm"/>
    </style:style>
    <style:style style:name="gr17" style:family="graphic" style:parent-style-name="standard">
      <style:graphic-properties svg:stroke-color="#ffffff" draw:fill-color="#c6a9b6" draw:textarea-horizontal-align="justify" draw:textarea-vertical-align="middle" draw:auto-grow-height="false" fo:min-height="0.85cm" fo:min-width="3.1cm"/>
    </style:style>
    <style:style style:name="gr18" style:family="graphic" style:parent-style-name="standard">
      <style:graphic-properties draw:stroke="none" svg:stroke-color="#ffffff" draw:fill-color="#a07995" draw:textarea-horizontal-align="justify" draw:textarea-vertical-align="middle" draw:auto-grow-height="false" fo:min-height="0.45cm" fo:min-width="2.868cm"/>
    </style:style>
    <style:style style:name="gr19" style:family="graphic" style:parent-style-name="standard">
      <style:graphic-properties svg:stroke-color="#ffffff" draw:fill-color="#c6a9b6" draw:textarea-horizontal-align="justify" draw:textarea-vertical-align="middle" draw:auto-grow-height="false" fo:min-height="3.85cm" fo:min-width="9.4cm"/>
    </style:style>
    <style:style style:name="gr20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465cm" fo:min-width="1.654cm"/>
    </style:style>
    <style:style style:name="gr2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5cm" fo:min-width="3.3cm"/>
    </style:style>
    <style:style style:name="gr22" style:family="graphic" style:parent-style-name="standard">
      <style:graphic-properties svg:stroke-color="#ffffff" draw:fill="solid" draw:fill-color="#ffc64d" draw:textarea-horizontal-align="justify" draw:textarea-vertical-align="middle" draw:auto-grow-height="false" fo:min-height="2.55cm" fo:min-width="3.3cm"/>
    </style:style>
    <style:style style:name="gr23" style:family="graphic" style:parent-style-name="standard">
      <style:graphic-properties draw:stroke="none" svg:stroke-color="#3465a4" draw:fill="solid" draw:fill-color="#c99a3c" draw:textarea-horizontal-align="justify" draw:textarea-vertical-align="middle" draw:auto-grow-height="false" fo:min-height="0.45cm" fo:min-width="2.9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Blu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eeeeee" draw:marker-start="" draw:marker-start-width="0.275cm" draw:marker-start-center="false" draw:marker-end="" draw:marker-end-width="0.275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Red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5cm" fo:min-width="2.2cm"/>
    </style:style>
    <style:style style:name="gr37" style:family="graphic" style:parent-style-name="standard">
      <style:graphic-properties svg:stroke-color="#000000" draw:fill-color="#c6a9b6" draw:textarea-horizontal-align="justify" draw:textarea-vertical-align="middle" draw:auto-grow-height="false" fo:min-height="0.65cm" fo:min-width="4.2cm"/>
    </style:style>
    <style:style style:name="gr38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322cm" fo:min-width="3.898cm"/>
    </style:style>
    <style:style style:name="gr39" style:family="graphic" style:parent-style-name="standard">
      <style:graphic-properties svg:stroke-color="#ffffff" draw:fill-color="#c6a9b6" draw:textarea-horizontal-align="justify" draw:textarea-vertical-align="middle" draw:auto-grow-height="false" fo:min-height="0.55cm" fo:min-width="8.4cm"/>
    </style:style>
    <style:style style:name="gr40" style:family="graphic" style:parent-style-name="standard">
      <style:graphic-properties draw:stroke="none" svg:stroke-color="#ffffff" draw:fill-color="#a07995" draw:textarea-horizontal-align="justify" draw:textarea-vertical-align="middle" draw:auto-grow-height="false" fo:min-height="0.272cm" fo:min-width="6.286cm"/>
    </style:style>
    <style:style style:name="gr41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.236cm" fo:min-width="0.89cm"/>
    </style:style>
    <style:style style:name="gr42" style:family="graphic" style:parent-style-name="objectwithoutfill">
      <style:graphic-properties draw:stroke="solid" svg:stroke-color="#000000" draw:marker-end="" draw:marker-end-width="0.2cm" draw:fill="none" draw:textarea-vertical-align="middl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35cm" fo:min-width="1.9cm"/>
    </style:style>
    <style:style style:name="gr10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35cm" fo:min-width="1.344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Gradient_20_2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35cm" fo:min-width="3.8cm"/>
    </style:style>
    <style:style style:name="gr18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5cm" fo:min-width="0.2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Gradient_20_2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Gradient_20_2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18cm"/>
    </style:style>
    <style:style style:name="gr270" style:family="graphic" style:parent-style-name="standard">
      <style:graphic-properties draw:stroke="none" svg:stroke-color="#ffffff" draw:fill="solid" draw:fill-color="#c6a9b6" draw:textarea-horizontal-align="justify" draw:textarea-vertical-align="middle" draw:auto-grow-height="false" fo:min-height="0.35cm" fo:min-width="1.1cm"/>
    </style:style>
    <style:style style:name="gr271" style:family="graphic" style:parent-style-name="standard">
      <style:graphic-properties draw:stroke="none" svg:stroke-color="#ffffff" draw:fill="solid" draw:fill-color="#a07995" draw:textarea-horizontal-align="justify" draw:textarea-vertical-align="middle" draw:auto-grow-height="false" fo:min-height="0.15cm" fo:min-width="0.934cm"/>
    </style:style>
    <style:style style:name="gr272" style:family="graphic" style:parent-style-name="standard">
      <style:graphic-properties draw:stroke="none" svg:stroke-color="#ffffff" draw:fill="solid" draw:fill-color="#ffc64d" draw:textarea-horizontal-align="justify" draw:textarea-vertical-align="middle" draw:auto-grow-height="false" fo:min-height="0.35cm" fo:min-width="1.2cm"/>
    </style:style>
    <style:style style:name="gr273" style:family="graphic" style:parent-style-name="standard">
      <style:graphic-properties draw:stroke="none" svg:stroke-color="#ffffff" draw:fill="solid" draw:fill-color="#c99a3c" draw:textarea-horizontal-align="justify" draw:textarea-vertical-align="middle" draw:auto-grow-height="false" fo:min-height="0.15cm" fo:min-width="1.024cm"/>
    </style:style>
    <style:style style:name="P1" style:family="paragraph">
      <loext:graphic-properties draw:fill="solid" draw:fill-color="#ffc64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6a9b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a07995"/>
      <style:paragraph-properties fo:text-align="center"/>
      <style:text-properties fo:text-transform="uppercase" fo:color="#ffffff" style:font-name="Droid Sans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variant="normal" fo:text-transform="none" style:use-window-font-color="true" style:font-name="Droid Sans" fo:font-size="11pt" style:font-size-asian="11pt" style:font-size-complex="11pt"/>
    </style:style>
    <style:style style:name="P7" style:family="paragraph">
      <loext:graphic-properties draw:fill="solid" draw:fill-color="#c99a3c"/>
      <style:paragraph-properties fo:text-align="center"/>
      <style:text-properties fo:text-transform="uppercase" fo:color="#ffffff" style:font-name="Droid Sans" fo:font-size="12pt" style:font-size-asian="12pt" style:font-size-complex="12pt"/>
    </style:style>
    <style:style style:name="P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fill-gradient-name="Light_20_Blu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Light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Light_20_Red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Dark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fo:text-align="center"/>
      <style:text-properties fo:font-variant="normal" fo:text-transform="none" style:use-window-font-color="true" style:font-name="Droid Sans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-color="#a07995"/>
      <style:paragraph-properties fo:text-align="center"/>
      <style:text-properties fo:text-transform="uppercase" fo:color="#ffffff" style:font-name="Droid Sans"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Gradient_20_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ffffff"/>
      <style:paragraph-properties fo:text-align="center"/>
      <style:text-properties fo:font-variant="normal" fo:text-transform="none" fo:color="#808080" style:font-name="Droid Sans" fo:font-size="8pt" fo:font-weight="normal" style:font-size-asian="8pt" style:font-weight-asian="normal" style:font-size-complex="8pt" style:font-weight-complex="normal"/>
    </style:style>
    <style:style style:name="P31" style:family="paragraph">
      <style:text-properties fo:color="#ffffff"/>
    </style:style>
    <style:style style:name="P32" style:family="paragraph">
      <loext:graphic-properties draw:fill="none" draw:fill-color="#ffffff"/>
      <style:text-properties fo:color="#ffffff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="solid" draw:fill-color="#c6a9b6"/>
      <style:paragraph-properties fo:text-align="center"/>
    </style:style>
    <style:style style:name="P34" style:family="paragraph">
      <loext:graphic-properties draw:fill="solid" draw:fill-color="#a07995"/>
      <style:paragraph-properties fo:text-align="center"/>
      <style:text-properties fo:font-variant="normal" fo:text-transform="none" fo:color="#ffffff" style:font-name="Droid Sans" fo:font-size="7pt" style:font-size-asian="7pt" style:font-size-complex="7pt"/>
    </style:style>
    <style:style style:name="P35" style:family="paragraph">
      <loext:graphic-properties draw:fill="solid" draw:fill-color="#c99a3c"/>
      <style:paragraph-properties fo:text-align="center"/>
      <style:text-properties fo:font-variant="normal" fo:text-transform="none" fo:color="#ffffff" style:font-name="Droid Sans" fo:font-size="7pt" style:font-size-asian="7pt" style:font-size-complex="7pt"/>
    </style:style>
    <style:style style:name="T1" style:family="text">
      <style:text-properties fo:text-transform="uppercase" fo:color="#ffffff" style:font-name="Droid Sans" fo:font-size="12pt" style:font-size-asian="12pt" style:font-size-complex="12pt"/>
    </style:style>
    <style:style style:name="T2" style:family="text">
      <style:text-properties fo:font-variant="normal" fo:text-transform="none" style:use-window-font-color="true" style:font-name="Droid Sans" fo:font-size="11pt" style:font-size-asian="11pt" style:font-size-complex="11pt"/>
    </style:style>
    <style:style style:name="T3" style:family="text">
      <style:text-properties fo:font-variant="normal" fo:text-transform="none" style:use-window-font-color="true" style:font-name="Droid Sans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style:use-window-font-color="true" style:font-name="Droid Sans" fo:font-size="11pt" fo:font-style="italic" style:font-size-asian="11pt" style:font-style-asian="italic" style:font-size-complex="11pt" style:font-style-complex="italic"/>
    </style:style>
    <style:style style:name="T5" style:family="text">
      <style:text-properties fo:text-transform="uppercase" fo:color="#ffffff" style:font-name="Droid Sans" fo:font-size="7pt" fo:font-weight="bold" style:font-size-asian="7pt" style:font-weight-asian="bold" style:font-size-complex="7pt" style:font-weight-complex="bold"/>
    </style:style>
    <style:style style:name="T6" style:family="text">
      <style:text-properties fo:font-variant="normal" fo:text-transform="none" fo:color="#808080" style:font-name="Droid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ffffff" style:font-name="Droid Sans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cm" svg:height="2cm" svg:x="1.6cm" svg:y="6.52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599cm" svg:x1="18.6cm" svg:y1="4.2cm" svg:x2="12.002cm" svg:y2="6.726cm" draw:start-shape="id1" draw:start-glue-point="3" draw:end-shape="id2" draw:end-glue-point="0" svg:d="M18600 4200h-1100l-5498 2025v501" svg:viewBox="0 0 6599 2527">
          <text:p/>
        </draw:connector>
        <draw:custom-shape draw:style-name="gr1" draw:text-style-name="P1" draw:layer="layout" svg:width="15.6cm" svg:height="2cm" svg:x="1.6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cm" svg:height="5.8cm" svg:x="6.2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cm" svg:height="0.7cm" svg:x="14.5cm" svg:y="13.6cm">
          <text:p text:style-name="P4"><text:span text:style-name="T1">Drupal 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4.9cm" svg:height="0.9cm" svg:x="11.844cm" svg:y="18.122cm">
          <text:p text:style-name="P4"><text:span text:style-name="T2">Cache::invalidateTags(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4.6cm" svg:height="1.5cm" svg:x="13.2cm" svg:y="16cm">
          <text:p text:style-name="P4"><text:span text:style-name="T3">services tagged with:</text:span><text:span text:style-name="T2"><text:line-break/></text:span><text:span text:style-name="T2">cache_tags_invalid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8cm" svg:height="1.1cm" svg:x="6.4cm" svg:y="14cm">
          <text:p text:style-name="P4"><text:span text:style-name="T3">Entity API</text:span><text:span text:style-name="T2"><text:line-break/></text:span><text:span text:style-name="T4">content change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3.8cm" svg:height="1.1cm" svg:x="6.4cm" svg:y="15.293cm">
          <text:p text:style-name="P4"><text:span text:style-name="T3">Configuration API</text:span><text:span text:style-name="T2"><text:line-break/></text:span><text:span text:style-name="T4">config changes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0.15cm" svg:x1="10.2cm" svg:y1="15.843cm" svg:x2="11.844cm" svg:y2="18.572cm" draw:start-shape="id3" draw:start-glue-point="1" draw:end-shape="id4" draw:end-glue-point="3" svg:d="M10200 15843h972v2729h672" svg:viewBox="0 0 1645 2730">
          <text:p/>
        </draw:connector>
        <draw:custom-shape draw:style-name="gr9" draw:text-style-name="P6" xml:id="id9" draw:id="id9" draw:layer="layout" svg:width="3.9cm" svg:height="1.1cm" svg:x="13.9cm" svg:y="14.8cm">
          <text:p text:style-name="P4"><text:span text:style-name="T2">page cache</text:span><text:span text:style-name="T2"><text:line-break/></text:span><text:span text:style-name="T2">dynamic_page_cach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-0.15cm" svg:x1="10.2cm" svg:y1="17.794cm" svg:x2="11.844cm" svg:y2="18.572cm" draw:start-shape="id5" draw:start-glue-point="1" draw:end-shape="id4" draw:end-glue-point="3" svg:d="M10200 17794h672v778h972" svg:viewBox="0 0 1645 779">
          <text:p/>
        </draw:connector>
        <draw:connector draw:style-name="gr8" draw:text-style-name="P2" draw:layer="layout" draw:line-skew="0.25cm" svg:x1="10.2cm" svg:y1="14.55cm" svg:x2="11.844cm" svg:y2="18.572cm" draw:start-shape="id6" draw:start-glue-point="1" draw:end-shape="id4" draw:end-glue-point="3" svg:d="M10200 14550h1072v4022h572" svg:viewBox="0 0 1645 4023">
          <text:p/>
        </draw:connector>
        <draw:custom-shape draw:style-name="gr10" draw:text-style-name="P6" xml:id="id7" draw:id="id7" draw:layer="layout" svg:width="3.8cm" svg:height="0.7cm" svg:x="6.4cm" svg:y="16.57cm">
          <text:p text:style-name="P4"><text:span text:style-name="T3">View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3.8cm" svg:height="0.7cm" svg:x="6.4cm" svg:y="17.444cm">
          <text:p text:style-name="P4"><text:span text:style-name="T3">Menu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3.8cm" svg:height="0.7cm" svg:x="6.4cm" svg:y="18.33cm">
          <text:p text:style-name="P4"><text:span text:style-name="T3">Block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0.05cm" svg:x1="10.2cm" svg:y1="16.92cm" svg:x2="11.844cm" svg:y2="18.572cm" draw:start-shape="id7" draw:start-glue-point="1" draw:end-shape="id4" draw:end-glue-point="3" svg:d="M10200 16920h872v1652h772" svg:viewBox="0 0 1645 1653">
          <text:p/>
        </draw:connector>
        <draw:connector draw:style-name="gr8" draw:text-style-name="P2" draw:layer="layout" draw:line-skew="-0.25cm" svg:x1="10.2cm" svg:y1="18.68cm" svg:x2="11.844cm" svg:y2="18.572cm" draw:start-shape="id8" draw:start-glue-point="1" draw:end-shape="id4" draw:end-glue-point="3" svg:d="M10200 18680h572v-108h1072" svg:viewBox="0 0 1645 109">
          <text:p/>
        </draw:connector>
        <draw:connector draw:style-name="gr8" draw:text-style-name="P2" draw:layer="layout" draw:line-skew="-0.345cm 0.939cm -1.099cm" svg:x1="16.744cm" svg:y1="18.572cm" svg:x2="13.9cm" svg:y2="15.35cm" draw:start-shape="id4" draw:start-glue-point="1" draw:end-shape="id9" draw:end-glue-point="3" svg:d="M16744 18572h156v-622h-4600v-2600h1600" svg:viewBox="0 0 4601 3223">
          <text:p/>
        </draw:connector>
        <draw:connector draw:style-name="gr8" draw:text-style-name="P2" draw:layer="layout" draw:line-skew="-0.045cm -1.823cm 1.257cm" svg:x1="16.744cm" svg:y1="18.572cm" svg:x2="13.2cm" svg:y2="16.75cm" draw:start-shape="id4" draw:start-glue-point="1" draw:end-shape="id10" draw:end-glue-point="3" svg:d="M16744 18572h456v-872h-4600v-950h600" svg:viewBox="0 0 4601 1823">
          <text:p/>
        </draw:connector>
        <draw:g xml:id="id12" draw:id="id12">
          <draw:custom-shape draw:style-name="gr11" draw:text-style-name="P3" draw:layer="layout" svg:width="3.8cm" svg:height="1.2cm" svg:x="1.6cm" svg:y="1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3.4cm" svg:height="0.7cm" svg:x="1.8cm" svg:y="16.7cm">
            <text:p text:style-name="P4"><text:span text:style-name="T1">contrib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3" draw:text-style-name="P1" draw:layer="layout" svg:width="3.8cm" svg:height="1.2cm" svg:x="1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3.4cm" svg:height="0.7cm" svg:x="1.8cm" svg:y="18.2cm">
            <text:p text:style-name="P4"><text:span text:style-name="T1">CUSTO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15" draw:text-style-name="P3" draw:layer="layout" svg:width="5.8cm" svg:height="1.1cm" svg:x="18.6cm" svg:y="18.10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5.426cm" svg:height="0.7cm" svg:x="18.787cm" svg:y="18.304cm">
            <text:p text:style-name="P4"><text:span text:style-name="T1">purge_queuer_coretags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2" draw:layer="layout" draw:line-skew="-6.601cm -0.205cm" svg:x1="17.8cm" svg:y1="16.75cm" svg:x2="21.5cm" svg:y2="19.204cm" draw:start-shape="id10" draw:start-glue-point="1" draw:end-shape="id11" draw:end-glue-point="2" svg:d="M17800 16750h500v2750h3200v-296" svg:viewBox="0 0 3701 2751">
          <text:p/>
        </draw:connector>
        <draw:connector draw:style-name="gr2" draw:text-style-name="P2" draw:layer="layout" draw:line-skew="-2.722cm" svg:x1="5.4cm" svg:y1="17.1cm" svg:x2="14.294cm" svg:y2="19.022cm" draw:start-shape="id12" draw:start-glue-point="1" draw:end-shape="id4" draw:end-glue-point="2" svg:d="M5400 17100h500v2423h8394v-501" svg:viewBox="0 0 8895 2424">
          <text:p/>
        </draw:connector>
        <draw:connector draw:style-name="gr2" draw:text-style-name="P2" draw:layer="layout" draw:line-skew="-3.022cm 0.277cm" svg:x1="5.4cm" svg:y1="18.6cm" svg:x2="14.294cm" svg:y2="19.022cm" draw:start-shape="id13" draw:start-glue-point="1" draw:end-shape="id4" draw:end-glue-point="2" svg:d="M5400 18600h200v1200h8694v-778" svg:viewBox="0 0 8895 1201">
          <text:p/>
        </draw:connector>
        <draw:g xml:id="id17" draw:id="id17">
          <draw:custom-shape draw:style-name="gr17" draw:text-style-name="P3" draw:layer="layout" svg:width="3.6cm" svg:height="1.1cm" svg:x="24.8cm" svg:y="18.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3.368cm" svg:height="0.7cm" svg:x="24.916cm" svg:y="18.3cm">
            <text:p text:style-name="P4"><text:span text:style-name="T1">purge_drush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3" draw:layer="layout" svg:width="9.9cm" svg:height="4.1cm" svg:x="18.6cm" svg:y="13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154cm" svg:height="0.715cm" svg:x="26.152cm" svg:y="13.6cm">
          <text:p text:style-name="P4"><text:span text:style-name="T1">PURGE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16" draw:id="id16" draw:layer="layout" svg:width="3.8cm" svg:height="0.9cm" svg:x="18.9cm" svg:y="16.3cm">
          <text:p text:style-name="P4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8cm" svg:height="2.8cm" svg:x="1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3.4cm" svg:height="0.7cm" svg:x="1.8cm" svg:y="13.6cm">
          <text:p text:style-name="P4"><text:span text:style-name="T1">edi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8" draw:id="id18">
          <draw:path draw:style-name="gr24" draw:text-style-name="P8" draw:layer="layout" svg:width="0.271cm" svg:height="0.194cm" svg:x="4.208cm" svg:y="15.768cm" svg:viewBox="0 0 272 195" svg:d="M0 188c95 0 139 27 233-27 93-54 1-161-94-161 0 60-139 188-139 188z">
            <text:p/>
          </draw:path>
          <draw:g>
            <draw:path draw:style-name="gr25" draw:text-style-name="P9" draw:layer="layout" svg:width="0.953cm" svg:height="0.69cm" svg:x="3.434cm" svg:y="15.278cm" svg:viewBox="0 0 954 691" svg:d="M475 0c-407 0-475 263-475 499 135 157 673 287 952 98 15-229-69-597-477-597z">
              <text:p/>
            </draw:path>
            <draw:path draw:style-name="gr26" draw:text-style-name="P10" draw:layer="layout" svg:width="0.202cm" svg:height="0.51cm" svg:x="3.706cm" svg:y="15.396cm" svg:viewBox="0 0 203 511" svg:d="M203 39c-45-26-158-13-203-39 0 157 0 511 0 511 0-179 158-341 203-472z">
              <text:p/>
            </draw:path>
            <draw:path draw:style-name="gr27" draw:text-style-name="P11" draw:layer="layout" svg:width="0.308cm" svg:height="0.424cm" svg:x="3.687cm" svg:y="15.043cm" svg:viewBox="0 0 309 425" svg:d="M173 0c-115 0-152 143-152 222 0 78-71 170 48 195 120 25 240-4 240-182s-21-235-136-235z">
              <text:p/>
            </draw:path>
            <draw:path draw:style-name="gr28" draw:text-style-name="P12" draw:layer="layout" svg:width="0.475cm" svg:height="0.627cm" svg:x="3.502cm" svg:y="14.69cm" svg:viewBox="0 0 476 628" svg:d="M204 0c-115 0-204 0-204 274 0 275 89 354 204 354s272-176 272-354-157-274-272-274z">
              <text:p/>
            </draw:path>
            <draw:path draw:style-name="gr29" draw:text-style-name="P13" draw:layer="layout" svg:width="0.574cm" svg:height="0.594cm" svg:x="3.514cm" svg:y="14.532cm" svg:viewBox="0 0 575 595" svg:d="M327 0c-136 0-339 0-326 157 68 71 290 19 326 78 108 180-68 472 204 315 136-354-68-550-204-550z">
              <text:p/>
            </draw:path>
            <draw:path draw:style-name="gr30" draw:text-style-name="P14" draw:layer="layout" svg:width="0.801cm" svg:height="0.564cm" svg:x="2.7cm" svg:y="15.435cm" svg:viewBox="0 0 802 565" svg:d="M394 0c-407 0-369 338-394 499 211 135 666 51 802-146-68-157 0-353-408-353z">
              <text:p/>
            </draw:path>
            <draw:path draw:style-name="gr31" draw:text-style-name="P10" draw:layer="layout" svg:width="0.214cm" svg:height="0.419cm" svg:x="3.083cm" svg:y="15.526cm" svg:viewBox="0 0 215 420" svg:d="M186 0c-68 39-141 26-186 0 135 117 215 420 215 420 0-178-29-263-29-420z">
              <text:p/>
            </draw:path>
            <draw:path draw:style-name="gr32" draw:text-style-name="P11" draw:layer="layout" svg:width="0.28cm" svg:height="0.323cm" svg:x="3.017cm" svg:y="15.239cm" svg:viewBox="0 0 281 324" svg:d="M78 0c-116 0-68 117-68 196s135 157 203 118 68-39 68-157-88-157-203-157z">
              <text:p/>
            </draw:path>
            <draw:path draw:style-name="gr33" draw:text-style-name="P12" draw:layer="layout" svg:width="0.407cm" svg:height="0.51cm" svg:x="3.025cm" svg:y="14.924cm" svg:viewBox="0 0 408 511" svg:d="M205 0c-116 0-205 39-205 196s89 315 205 315c115 0 203-137 203-315s-88-196-203-196z">
              <text:p/>
            </draw:path>
            <draw:path draw:style-name="gr34" draw:text-style-name="P15" draw:layer="layout" svg:width="0.566cm" svg:height="0.718cm" svg:x="2.867cm" svg:y="14.728cm" svg:viewBox="0 0 567 719" svg:d="M204 0c135 0 375 39 363 196-69 71-304 19-340 79-108 179 24 510-135 432-204-393-24-707 112-707z">
              <text:p/>
            </draw:path>
            <draw:path draw:style-name="gr35" draw:text-style-name="P16" draw:layer="layout" svg:width="1.687cm" svg:height="1.461cm" svg:x="2.7cm" svg:y="14.532cm" svg:viewBox="0 0 1688 1462" svg:d="M1141 0c-136 0-352 0-339 157 5 15 45 26 68 39-136 275 0 589 135 589-135 40-224 132-254 287-42-78-89-132-152-130l1-57c142-81 184-362 66-453 0 0 86-16 68-40 20-190-387-227-428-178-118 53-222 443-35 712-246 20-246 315-271 476 258 135 653 18 782-118 200 167 728 197 904 59 23-297-134-564-387-587 2-64-11-114-11-179 23-13 41-11 57-27 136-354-68-550-204-550z">
              <text:p/>
            </draw:path>
          </draw:g>
        </draw:g>
        <draw:connector draw:style-name="gr8" draw:text-style-name="P2" draw:layer="layout" svg:x1="23.1cm" svg:y1="16.15cm" svg:x2="20.25cm" svg:y2="14.9cm" draw:start-shape="id14" draw:start-glue-point="3" draw:end-shape="id15" draw:end-glue-point="2" svg:d="M23100 16150h-2850v-1250" svg:viewBox="0 0 2851 1251">
          <text:p/>
        </draw:connector>
        <draw:connector draw:style-name="gr2" draw:text-style-name="P2" draw:layer="layout" draw:line-skew="0.248cm" svg:x1="21.5cm" svg:y1="18.104cm" svg:x2="20.8cm" svg:y2="17.2cm" draw:start-shape="id11" draw:start-glue-point="0" draw:end-shape="id16" draw:end-glue-point="2" svg:d="M21500 18104v-204h-700v-700" svg:viewBox="0 0 701 905">
          <text:p/>
        </draw:connector>
        <draw:connector draw:style-name="gr2" draw:text-style-name="P2" draw:layer="layout" draw:line-skew="0.101cm 0cm -0.001cm" svg:x1="26.6cm" svg:y1="18.1cm" svg:x2="20.8cm" svg:y2="17.2cm" draw:start-shape="id17" draw:start-glue-point="0" draw:end-shape="id16" draw:end-glue-point="2" svg:d="M26600 18100v-400h-2850-2950v-500" svg:viewBox="0 0 5801 901">
          <text:p/>
        </draw:connector>
        <draw:connector draw:style-name="gr2" draw:text-style-name="P2" draw:layer="layout" draw:line-skew="0.25cm" svg:x1="4.48cm" svg:y1="15.266cm" svg:x2="6.4cm" svg:y2="14.55cm" draw:start-shape="id18" draw:end-shape="id6" draw:end-glue-point="3" svg:d="M4480 15266h1220v-716h700" svg:viewBox="0 0 1921 717">
          <text:p/>
        </draw:connector>
        <draw:custom-shape draw:style-name="gr36" draw:text-style-name="P17" xml:id="id15" draw:id="id15" draw:layer="layout" svg:width="2.7cm" svg:height="1.2cm" svg:x="18.9cm" svg:y="13.7cm">
          <text:p text:style-name="P4"><text:span text:style-name="T3">Purger API</text:span></text:p>
          <draw:enhanced-geometry svg:viewBox="0 0 21600 21600" draw:type="rectangle" draw:enhanced-path="M 0 0 L 21600 0 21600 21600 0 21600 0 0 Z N"/>
        </draw:custom-shape>
        <draw:g xml:id="id19" draw:id="id19">
          <draw:custom-shape draw:style-name="gr37" draw:text-style-name="P3" draw:layer="layout" svg:width="4.7cm" svg:height="0.9cm" svg:x="23.1cm" svg:y="14.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8" draw:layer="layout" svg:width="4.398cm" svg:height="0.572cm" svg:x="23.251cm" svg:y="14.864cm">
            <text:p text:style-name="P4"><text:span text:style-name="T5">purge_processor_lateruntime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37" draw:text-style-name="P3" draw:layer="layout" svg:width="4.7cm" svg:height="0.9cm" svg:x="23.1cm" svg:y="15.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8" draw:layer="layout" svg:width="4.398cm" svg:height="0.572cm" svg:x="23.251cm" svg:y="15.864cm">
            <text:p text:style-name="P4"><text:span text:style-name="T5">purge_processor_CRON</text:span></text:p>
            <draw:enhanced-geometry svg:viewBox="0 0 21600 21600" draw:type="rectangle" draw:enhanced-path="M 0 0 L 21600 0 21600 21600 0 21600 0 0 Z N"/>
          </draw:custom-shape>
        </draw:g>
        <draw:g xml:id="id25" draw:id="id25">
          <draw:g>
            <draw:custom-shape draw:style-name="gr39" draw:text-style-name="P3" draw:layer="layout" svg:width="8.9cm" svg:height="0.8cm" svg:x="18.6cm" svg:y="10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10.939cm">
              <text:p text:style-name="P4"><text:span text:style-name="T1">varnish_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10.9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6" draw:id="id26">
          <draw:g>
            <draw:custom-shape draw:style-name="gr39" draw:text-style-name="P3" draw:layer="layout" svg:width="8.9cm" svg:height="0.8cm" svg:x="18.6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9.839cm">
              <text:p text:style-name="P4"><text:span text:style-name="T1">keycd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9.8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4" draw:id="id24">
          <draw:g>
            <draw:custom-shape draw:style-name="gr39" draw:text-style-name="P3" draw:layer="layout" svg:width="8.9cm" svg:height="0.8cm" svg:x="18.6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8.739cm">
              <text:p text:style-name="P4"><text:span text:style-name="T1">fastly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8.7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3" draw:id="id23">
          <draw:g>
            <draw:custom-shape draw:style-name="gr39" draw:text-style-name="P3" draw:layer="layout" svg:width="8.9cm" svg:height="0.8cm" svg:x="18.6cm" svg:y="7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7.539cm">
              <text:p text:style-name="P4"><text:span text:style-name="T1">cloudfront_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7.5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2" draw:id="id22">
          <draw:g>
            <draw:custom-shape draw:style-name="gr39" draw:text-style-name="P3" draw:layer="layout" svg:width="8.9cm" svg:height="0.8cm" svg:x="18.6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6.339cm">
              <text:p text:style-name="P4"><text:span text:style-name="T1">Cloudfl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6.3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1" draw:id="id21">
          <draw:g>
            <draw:custom-shape draw:style-name="gr39" draw:text-style-name="P3" draw:layer="layout" svg:width="8.9cm" svg:height="0.8cm" svg:x="18.6cm" svg:y="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5.139cm">
              <text:p text:style-name="P4"><text:span text:style-name="T1">akama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5.1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" draw:id="id1">
          <draw:g>
            <draw:custom-shape draw:style-name="gr39" draw:text-style-name="P3" draw:layer="layout" svg:width="8.9cm" svg:height="0.8cm" svg:x="18.6cm" svg:y="3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3.939cm">
              <text:p text:style-name="P4"><text:span text:style-name="T1">ACQUIA_PURG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3.9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0" draw:id="id20">
          <draw:g>
            <draw:custom-shape draw:style-name="gr39" draw:text-style-name="P3" draw:layer="layout" svg:width="8.9cm" svg:height="0.8cm" svg:x="18.6cm" svg:y="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" draw:layer="layout" svg:width="6.786cm" svg:height="0.522cm" svg:x="20.494cm" svg:y="2.739cm">
              <text:p text:style-name="P4"><text:span text:style-name="T1">purge_purger_htt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6" draw:layer="layout" svg:width="1.39cm" svg:height="0.486cm" svg:x="18.844cm" svg:y="2.7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42" draw:text-style-name="P2" draw:layer="layout" draw:line-skew="-0.001cm" svg:x1="27.8cm" svg:y1="15.15cm" svg:x2="22.7cm" svg:y2="16.75cm" draw:start-shape="id19" draw:start-glue-point="1" draw:end-shape="id16" draw:end-glue-point="1" svg:d="M27800 15150h500v1600h-5600" svg:viewBox="0 0 5601 1601">
          <text:p/>
        </draw:connector>
        <draw:connector draw:style-name="gr42" draw:text-style-name="P2" draw:layer="layout" draw:line-skew="-0.201cm" svg:x1="22.7cm" svg:y1="16.75cm" svg:x2="27.8cm" svg:y2="16.15cm" draw:start-shape="id16" draw:start-glue-point="1" draw:end-shape="id14" draw:end-glue-point="1" svg:d="M22700 16750h5400v-600h-300" svg:viewBox="0 0 5401 601">
          <text:p/>
        </draw:connector>
        <draw:connector draw:style-name="gr2" draw:text-style-name="P2" draw:layer="layout" draw:line-skew="4.55cm 0.699cm" svg:x1="20.25cm" svg:y1="13.7cm" svg:x2="27.5cm" svg:y2="3cm" draw:start-shape="id15" draw:start-glue-point="0" draw:end-shape="id20" draw:end-glue-point="1" svg:d="M20250 13700v-600h8450v-10100h-1200" svg:viewBox="0 0 8451 10701">
          <text:p/>
        </draw:connector>
        <draw:connector draw:style-name="gr8" draw:text-style-name="P2" draw:layer="layout" draw:line-skew="0cm 0.399cm" svg:x1="23.1cm" svg:y1="15.15cm" svg:x2="20.25cm" svg:y2="14.9cm" draw:start-shape="id19" draw:start-glue-point="3" draw:end-shape="id15" draw:end-glue-point="2" svg:d="M23100 15150h-750v650h-2100v-900" svg:viewBox="0 0 2851 901">
          <text:p/>
        </draw:connector>
        <draw:connector draw:style-name="gr2" draw:text-style-name="P2" draw:layer="layout" draw:line-skew="3.95cm 0.599cm" svg:x1="20.25cm" svg:y1="13.7cm" svg:x2="27.5cm" svg:y2="4.2cm" draw:start-shape="id15" draw:start-glue-point="0" draw:end-shape="id1" draw:end-glue-point="1" svg:d="M20250 13700v-600h8350v-8900h-1100" svg:viewBox="0 0 8351 9501">
          <text:p/>
        </draw:connector>
        <draw:connector draw:style-name="gr2" draw:text-style-name="P2" draw:layer="layout" draw:line-skew="3.35cm 0.499cm" svg:x1="20.25cm" svg:y1="13.7cm" svg:x2="27.5cm" svg:y2="5.4cm" draw:start-shape="id15" draw:start-glue-point="0" draw:end-shape="id21" draw:end-glue-point="1" svg:d="M20250 13700v-600h8250v-7700h-1000" svg:viewBox="0 0 8251 8301">
          <text:p/>
        </draw:connector>
        <draw:connector draw:style-name="gr2" draw:text-style-name="P2" draw:layer="layout" draw:line-skew="2.75cm 0.399cm" svg:x1="20.25cm" svg:y1="13.7cm" svg:x2="27.5cm" svg:y2="6.6cm" draw:start-shape="id15" draw:start-glue-point="0" draw:end-shape="id22" draw:end-glue-point="1" svg:d="M20250 13700v-600h8150v-6500h-900" svg:viewBox="0 0 8151 7101">
          <text:p/>
        </draw:connector>
        <draw:connector draw:style-name="gr2" draw:text-style-name="P2" draw:layer="layout" draw:line-skew="2.15cm 0.299cm" svg:x1="20.25cm" svg:y1="13.7cm" svg:x2="27.5cm" svg:y2="7.8cm" draw:start-shape="id15" draw:start-glue-point="0" draw:end-shape="id23" draw:end-glue-point="1" svg:d="M20250 13700v-600h8050v-5300h-800" svg:viewBox="0 0 8051 5901">
          <text:p/>
        </draw:connector>
        <draw:connector draw:style-name="gr2" draw:text-style-name="P2" draw:layer="layout" draw:line-skew="1.55cm 0.199cm" svg:x1="20.25cm" svg:y1="13.7cm" svg:x2="27.5cm" svg:y2="9cm" draw:start-shape="id15" draw:start-glue-point="0" draw:end-shape="id24" draw:end-glue-point="1" svg:d="M20250 13700v-600h7950v-4100h-700" svg:viewBox="0 0 7951 4701">
          <text:p/>
        </draw:connector>
        <draw:connector draw:style-name="gr2" draw:text-style-name="P2" draw:layer="layout" draw:line-skew="0.45cm" svg:x1="20.25cm" svg:y1="13.7cm" svg:x2="27.5cm" svg:y2="11.2cm" draw:start-shape="id15" draw:start-glue-point="0" draw:end-shape="id25" draw:end-glue-point="1" svg:d="M20250 13700v-600h7751v-1900h-501" svg:viewBox="0 0 7752 2501">
          <text:p/>
        </draw:connector>
        <draw:connector draw:style-name="gr2" draw:text-style-name="P2" draw:layer="layout" draw:line-skew="1cm 0.099cm" svg:x1="20.25cm" svg:y1="13.7cm" svg:x2="27.5cm" svg:y2="10.1cm" draw:start-shape="id15" draw:start-glue-point="0" draw:end-shape="id26" draw:end-glue-point="1" svg:d="M20250 13700v-600h7850v-3000h-600" svg:viewBox="0 0 7851 3601">
          <text:p/>
        </draw:connector>
        <draw:g xml:id="id28" draw:id="id2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43" draw:text-style-name="P19" draw:layer="layout" svg:width="0.126cm" svg:height="0.145cm" svg:x="3.173cm" svg:y="11.99cm" svg:viewBox="0 0 127 146" draw:points="127,88 101,0 0,58 25,146">
              <text:p/>
            </draw:polygon>
            <draw:polygon draw:style-name="gr44" draw:text-style-name="P20" draw:layer="layout" svg:width="0.278cm" svg:height="0.16cm" svg:x="2.996cm" svg:y="11.887cm" svg:viewBox="0 0 279 161" draw:points="279,102 228,58 152,15 101,0 0,58 51,73 127,117 177,161">
              <text:p/>
            </draw:polygon>
            <draw:path draw:style-name="gr45" draw:text-style-name="P21" draw:layer="layout" svg:width="0.227cm" svg:height="0.189cm" svg:x="2.971cm" svg:y="11.946cm" svg:viewBox="0 0 228 190" svg:d="M0 58c0-87 51-58 101-29 51 29 102 29 127 161 0 0-101-58-228-132z">
              <text:p/>
            </draw:path>
            <draw:path draw:style-name="gr46" draw:text-style-name="P22" draw:layer="layout" svg:width="0.328cm" svg:height="0.248cm" svg:x="2.971cm" svg:y="11.887cm" svg:viewBox="0 0 329 249" svg:d="M127 0c50 15 50 15 101 44 25 14 76 29 101 146-50 30-50 30-101 59-29-14-177-103-228-132 0-73 51-73 127-117z">
              <text:p/>
            </draw:path>
          </draw:g>
          <draw:g>
            <draw:path draw:style-name="gr47" draw:text-style-name="P8" draw:layer="layout" svg:width="0.292cm" svg:height="0.18cm" svg:x="2.172cm" svg:y="12.089cm" svg:viewBox="0 0 293 181" svg:d="M0 181c69 0 244-80 279-100 35-21 0-81-70-81 0 44-209 181-209 181z">
              <text:p/>
            </draw:path>
            <draw:g>
              <draw:polygon draw:style-name="gr48" draw:text-style-name="P19" draw:layer="layout" svg:width="0.252cm" svg:height="0.204cm" svg:x="2.129cm" svg:y="12.085cm" svg:viewBox="0 0 253 205" draw:points="253,58 253,0 0,146 0,205">
                <text:p/>
              </draw:polygon>
              <draw:polygon draw:style-name="gr49" draw:text-style-name="P19" draw:layer="layout" svg:width="0.252cm" svg:height="0.248cm" svg:x="1.927cm" svg:y="11.866cm" svg:viewBox="0 0 253 249" draw:points="253,102 253,0 0,146 0,249">
                <text:p/>
              </draw:polygon>
              <draw:polygon draw:style-name="gr50" draw:text-style-name="P20" draw:layer="layout" svg:width="0.455cm" svg:height="0.262cm" svg:x="1.927cm" svg:y="11.968cm" svg:viewBox="0 0 456 263" draw:points="456,117 253,0 0,146 203,263">
                <text:p/>
              </draw:polygon>
              <draw:polygon draw:style-name="gr51" draw:text-style-name="P21" draw:layer="layout" svg:width="0.252cm" svg:height="0.248cm" svg:x="1.876cm" svg:y="12.041cm" svg:viewBox="0 0 253 249" draw:points="253,249 253,190 51,73 51,0 0,29 0,102">
                <text:p/>
              </draw:polygon>
              <draw:polygon draw:style-name="gr52" draw:text-style-name="P19" draw:layer="layout" svg:width="0.809cm" svg:height="1.111cm" svg:x="1.851cm" svg:y="10.973cm" svg:viewBox="0 0 810 1112" draw:points="810,644 810,0 0,468 0,1112">
                <text:p/>
              </draw:polygon>
              <draw:polygon draw:style-name="gr53" draw:text-style-name="P23" draw:layer="layout" svg:width="0.758cm" svg:height="1.023cm" svg:x="1.876cm" svg:y="11.017cm" svg:viewBox="0 0 759 1024" draw:points="759,585 759,0 0,439 0,1024">
                <text:p/>
              </draw:polygon>
              <draw:polygon draw:style-name="gr54" draw:text-style-name="P20" draw:layer="layout" svg:width="0.86cm" svg:height="0.497cm" svg:x="1.8cm" svg:y="10.944cm" svg:viewBox="0 0 861 498" draw:points="51,498 861,29 810,0 0,468">
                <text:p/>
              </draw:polygon>
              <draw:polygon draw:style-name="gr55" draw:text-style-name="P21" draw:layer="layout" svg:width="0.05cm" svg:height="0.672cm" svg:x="1.8cm" svg:y="11.412cm" svg:viewBox="0 0 51 673" draw:points="51,673 51,29 0,0 0,644">
                <text:p/>
              </draw:polygon>
              <draw:polygon draw:style-name="gr56" draw:text-style-name="P22" draw:layer="layout" svg:width="0.86cm" svg:height="1.345cm" svg:x="1.8cm" svg:y="10.944cm" svg:viewBox="0 0 861 1346" draw:points="810,0 0,468 0,1112 51,1141 76,1127 76,1200 329,1346 582,1200 582,1141 380,1024 380,951 861,673 861,29">
                <text:p/>
              </draw:polygon>
            </draw:g>
          </draw:g>
          <draw:g>
            <draw:path draw:style-name="gr57" draw:text-style-name="P8" draw:layer="layout" svg:width="0.214cm" svg:height="0.14cm" svg:x="2.873cm" svg:y="12.197cm" svg:viewBox="0 0 215 141" svg:d="M0 141c0 0 140-40 174-60 38-22 70-81 0-81 0 44-174 141-174 141z">
              <text:p/>
            </draw:path>
            <draw:g>
              <draw:polygon draw:style-name="gr58" draw:text-style-name="P20" draw:layer="layout" svg:width="1.088cm" svg:height="0.628cm" svg:x="1.959cm" svg:y="12.012cm" svg:viewBox="0 0 1089 629" draw:points="279,629 1089,161 810,0 0,468">
                <text:p/>
              </draw:polygon>
              <draw:polygon draw:style-name="gr59" draw:text-style-name="P21" draw:layer="layout" svg:width="0.278cm" svg:height="0.219cm" svg:x="1.959cm" svg:y="12.481cm" svg:viewBox="0 0 279 220" draw:points="279,220 279,161 0,0 0,58">
                <text:p/>
              </draw:polygon>
              <draw:polygon draw:style-name="gr60" draw:text-style-name="P19" draw:layer="layout" svg:width="0.809cm" svg:height="0.526cm" svg:x="2.238cm" svg:y="12.173cm" svg:viewBox="0 0 810 527" draw:points="810,58 810,0 0,468 0,527">
                <text:p/>
              </draw:polygon>
              <draw:polygon draw:style-name="gr61" draw:text-style-name="P22" draw:layer="layout" svg:width="1.088cm" svg:height="0.687cm" svg:x="1.959cm" svg:y="12.012cm" svg:viewBox="0 0 1089 688" draw:points="810,0 0,468 0,527 279,688 1089,220 1089,161">
                <text:p/>
              </draw:polygon>
              <draw:g>
                <draw:polygon draw:style-name="gr62" draw:text-style-name="P24" draw:layer="layout" svg:width="0.353cm" svg:height="0.204cm" svg:x="2.629cm" svg:y="12.052cm" svg:viewBox="0 0 354 205" draw:points="354,117 152,0 0,88 203,205">
                  <text:p/>
                </draw:polygon>
                <draw:line draw:style-name="gr63" draw:text-style-name="P25" draw:layer="layout" svg:x1="2.933cm" svg:y1="12.198cm" svg:x2="2.73cm" svg:y2="12.081cm">
                  <text:p/>
                </draw:line>
                <draw:line draw:style-name="gr64" draw:text-style-name="P25" draw:layer="layout" svg:x1="2.883cm" svg:y1="12.227cm" svg:x2="2.68cm" svg:y2="12.11cm">
                  <text:p/>
                </draw:line>
                <draw:line draw:style-name="gr65" draw:text-style-name="P25" draw:layer="layout" svg:x1="2.832cm" svg:y1="12.081cm" svg:x2="2.68cm" svg:y2="12.169cm">
                  <text:p/>
                </draw:line>
                <draw:line draw:style-name="gr66" draw:text-style-name="P25" draw:layer="layout" svg:x1="2.882cm" svg:y1="12.11cm" svg:x2="2.73cm" svg:y2="12.198cm">
                  <text:p/>
                </draw:line>
                <draw:line draw:style-name="gr67" draw:text-style-name="P25" draw:layer="layout" svg:x1="2.933cm" svg:y1="12.14cm" svg:x2="2.832cm" svg:y2="12.198cm">
                  <text:p/>
                </draw:line>
              </draw:g>
              <draw:g>
                <draw:polygon draw:style-name="gr68" draw:text-style-name="P24" draw:layer="layout" svg:width="0.733cm" svg:height="0.423cm" svg:x="2.036cm" svg:y="12.175cm" svg:viewBox="0 0 734 424" draw:points="734,117 531,0 0,307 202,424">
                  <text:p/>
                </draw:polygon>
                <draw:line draw:style-name="gr69" draw:text-style-name="P25" draw:layer="layout" svg:x1="2.72cm" svg:y1="12.263cm" svg:x2="2.188cm" svg:y2="12.57cm">
                  <text:p/>
                </draw:line>
                <draw:line draw:style-name="gr70" draw:text-style-name="P25" draw:layer="layout" svg:x1="2.669cm" svg:y1="12.234cm" svg:x2="2.137cm" svg:y2="12.541cm">
                  <text:p/>
                </draw:line>
                <draw:line draw:style-name="gr71" draw:text-style-name="P25" draw:layer="layout" svg:x1="2.618cm" svg:y1="12.204cm" svg:x2="2.086cm" svg:y2="12.511cm">
                  <text:p/>
                </draw:line>
                <draw:line draw:style-name="gr72" draw:text-style-name="P25" draw:layer="layout" svg:x1="2.138cm" svg:y1="12.482cm" svg:x2="2.087cm" svg:y2="12.453cm">
                  <text:p/>
                </draw:line>
                <draw:line draw:style-name="gr73" draw:text-style-name="P25" draw:layer="layout" svg:x1="2.188cm" svg:y1="12.453cm" svg:x2="2.137cm" svg:y2="12.424cm">
                  <text:p/>
                </draw:line>
                <draw:line draw:style-name="gr74" draw:text-style-name="P25" draw:layer="layout" svg:x1="2.239cm" svg:y1="12.423cm" svg:x2="2.188cm" svg:y2="12.394cm">
                  <text:p/>
                </draw:line>
                <draw:line draw:style-name="gr75" draw:text-style-name="P25" draw:layer="layout" svg:x1="2.214cm" svg:y1="12.497cm" svg:x2="2.163cm" svg:y2="12.468cm">
                  <text:p/>
                </draw:line>
                <draw:line draw:style-name="gr76" draw:text-style-name="P25" draw:layer="layout" svg:x1="2.264cm" svg:y1="12.468cm" svg:x2="2.213cm" svg:y2="12.439cm">
                  <text:p/>
                </draw:line>
                <draw:line draw:style-name="gr77" draw:text-style-name="P25" draw:layer="layout" svg:x1="2.315cm" svg:y1="12.438cm" svg:x2="2.264cm" svg:y2="12.409cm">
                  <text:p/>
                </draw:line>
                <draw:line draw:style-name="gr78" draw:text-style-name="P25" draw:layer="layout" svg:x1="2.289cm" svg:y1="12.394cm" svg:x2="2.238cm" svg:y2="12.365cm">
                  <text:p/>
                </draw:line>
                <draw:line draw:style-name="gr79" draw:text-style-name="P25" draw:layer="layout" svg:x1="2.365cm" svg:y1="12.409cm" svg:x2="2.314cm" svg:y2="12.38cm">
                  <text:p/>
                </draw:line>
                <draw:line draw:style-name="gr80" draw:text-style-name="P25" draw:layer="layout" svg:x1="2.34cm" svg:y1="12.365cm" svg:x2="2.289cm" svg:y2="12.336cm">
                  <text:p/>
                </draw:line>
                <draw:line draw:style-name="gr81" draw:text-style-name="P25" draw:layer="layout" svg:x1="2.391cm" svg:y1="12.336cm" svg:x2="2.34cm" svg:y2="12.307cm">
                  <text:p/>
                </draw:line>
                <draw:line draw:style-name="gr82" draw:text-style-name="P25" draw:layer="layout" svg:x1="2.441cm" svg:y1="12.306cm" svg:x2="2.39cm" svg:y2="12.277cm">
                  <text:p/>
                </draw:line>
                <draw:line draw:style-name="gr83" draw:text-style-name="P25" draw:layer="layout" svg:x1="2.416cm" svg:y1="12.38cm" svg:x2="2.365cm" svg:y2="12.351cm">
                  <text:p/>
                </draw:line>
                <draw:line draw:style-name="gr84" draw:text-style-name="P25" draw:layer="layout" svg:x1="2.466cm" svg:y1="12.35cm" svg:x2="2.415cm" svg:y2="12.321cm">
                  <text:p/>
                </draw:line>
                <draw:line draw:style-name="gr85" draw:text-style-name="P25" draw:layer="layout" svg:x1="2.517cm" svg:y1="12.321cm" svg:x2="2.466cm" svg:y2="12.292cm">
                  <text:p/>
                </draw:line>
                <draw:line draw:style-name="gr86" draw:text-style-name="P25" draw:layer="layout" svg:x1="2.492cm" svg:y1="12.277cm" svg:x2="2.441cm" svg:y2="12.248cm">
                  <text:p/>
                </draw:line>
                <draw:line draw:style-name="gr87" draw:text-style-name="P25" draw:layer="layout" svg:x1="2.568cm" svg:y1="12.292cm" svg:x2="2.517cm" svg:y2="12.263cm">
                  <text:p/>
                </draw:line>
                <draw:line draw:style-name="gr88" draw:text-style-name="P25" draw:layer="layout" svg:x1="2.542cm" svg:y1="12.248cm" svg:x2="2.491cm" svg:y2="12.219cm">
                  <text:p/>
                </draw:line>
                <draw:line draw:style-name="gr89" draw:text-style-name="P25" draw:layer="layout" svg:x1="2.593cm" svg:y1="12.219cm" svg:x2="2.542cm" svg:y2="12.19cm">
                  <text:p/>
                </draw:line>
                <draw:line draw:style-name="gr90" draw:text-style-name="P25" draw:layer="layout" svg:x1="2.618cm" svg:y1="12.263cm" svg:x2="2.567cm" svg:y2="12.234cm">
                  <text:p/>
                </draw:line>
                <draw:line draw:style-name="gr91" draw:text-style-name="P25" draw:layer="layout" svg:x1="2.289cm" svg:y1="12.511cm" svg:x2="2.238cm" svg:y2="12.482cm">
                  <text:p/>
                </draw:line>
                <draw:line draw:style-name="gr92" draw:text-style-name="P25" draw:layer="layout" svg:x1="2.34cm" svg:y1="12.482cm" svg:x2="2.289cm" svg:y2="12.453cm">
                  <text:p/>
                </draw:line>
                <draw:line draw:style-name="gr93" draw:text-style-name="P25" draw:layer="layout" svg:x1="2.391cm" svg:y1="12.453cm" svg:x2="2.34cm" svg:y2="12.424cm">
                  <text:p/>
                </draw:line>
                <draw:line draw:style-name="gr94" draw:text-style-name="P25" draw:layer="layout" svg:x1="2.416cm" svg:y1="12.497cm" svg:x2="2.365cm" svg:y2="12.468cm">
                  <text:p/>
                </draw:line>
                <draw:line draw:style-name="gr95" draw:text-style-name="P25" draw:layer="layout" svg:x1="2.466cm" svg:y1="12.468cm" svg:x2="2.415cm" svg:y2="12.439cm">
                  <text:p/>
                </draw:line>
                <draw:line draw:style-name="gr96" draw:text-style-name="P25" draw:layer="layout" svg:x1="2.441cm" svg:y1="12.423cm" svg:x2="2.39cm" svg:y2="12.394cm">
                  <text:p/>
                </draw:line>
                <draw:line draw:style-name="gr97" draw:text-style-name="P25" draw:layer="layout" svg:x1="2.492cm" svg:y1="12.394cm" svg:x2="2.441cm" svg:y2="12.365cm">
                  <text:p/>
                </draw:line>
                <draw:line draw:style-name="gr98" draw:text-style-name="P25" draw:layer="layout" svg:x1="2.542cm" svg:y1="12.365cm" svg:x2="2.491cm" svg:y2="12.336cm">
                  <text:p/>
                </draw:line>
                <draw:line draw:style-name="gr99" draw:text-style-name="P25" draw:layer="layout" svg:x1="2.593cm" svg:y1="12.336cm" svg:x2="2.542cm" svg:y2="12.307cm">
                  <text:p/>
                </draw:line>
                <draw:line draw:style-name="gr100" draw:text-style-name="P25" draw:layer="layout" svg:x1="2.669cm" svg:y1="12.35cm" svg:x2="2.618cm" svg:y2="12.321cm">
                  <text:p/>
                </draw:line>
                <draw:line draw:style-name="gr101" draw:text-style-name="P25" draw:layer="layout" svg:x1="2.644cm" svg:y1="12.306cm" svg:x2="2.593cm" svg:y2="12.277cm">
                  <text:p/>
                </draw:line>
                <draw:line draw:style-name="gr102" draw:text-style-name="P25" draw:layer="layout" svg:x1="2.72cm" svg:y1="12.321cm" svg:x2="2.669cm" svg:y2="12.292cm">
                  <text:p/>
                </draw:line>
                <draw:line draw:style-name="gr103" draw:text-style-name="P25" draw:layer="layout" svg:x1="2.315cm" svg:y1="12.555cm" svg:x2="2.264cm" svg:y2="12.526cm">
                  <text:p/>
                </draw:line>
                <draw:line draw:style-name="gr104" draw:text-style-name="P25" draw:layer="layout" svg:x1="2.365cm" svg:y1="12.526cm" svg:x2="2.314cm" svg:y2="12.497cm">
                  <text:p/>
                </draw:line>
              </draw:g>
            </draw:g>
          </draw:g>
        </draw:g>
        <draw:custom-shape draw:style-name="gr105" draw:text-style-name="P17" xml:id="id27" draw:id="id27" draw:layer="layout" svg:width="2.4cm" svg:height="1.6cm" svg:x="6.352cm" svg:y="11.026cm">
          <text:p text:style-name="P4"><text:span text:style-name="T3">Fastly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6.352cm" svg:y1="11.826cm" svg:x2="3.3cm" svg:y2="11.822cm" draw:start-shape="id27" draw:start-glue-point="3" draw:end-shape="id28" draw:end-glue-point="1" svg:d="M6352 11826h-1516v-4h-1536" svg:viewBox="0 0 3053 5">
          <text:p/>
        </draw:connector>
        <draw:g xml:id="id29" draw:id="id29">
          <draw:custom-shape draw:style-name="gr106" draw:text-style-name="P17" draw:layer="layout" svg:width="1.844cm" svg:height="1.6cm" svg:x="15.156cm" svg:y="11.026cm">
            <text:p text:style-name="P4"><text:span text:style-name="T3">Drupal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2" draw:layer="layout" svg:x1="15.156cm" svg:y1="11.826cm" svg:x2="8.752cm" svg:y2="11.826cm" draw:start-shape="id29" draw:start-glue-point="3" draw:end-shape="id27" draw:end-glue-point="1" svg:d="M15156 11826h-6404" svg:viewBox="0 0 6405 1">
          <text:p/>
        </draw:connector>
        <draw:g>
          <draw:path draw:style-name="gr107" draw:text-style-name="P8" draw:layer="layout" svg:width="0.101cm" svg:height="0.073cm" svg:x="3.367cm" svg:y="11.525cm" svg:viewBox="0 0 102 74" svg:d="M0 71c36 0 52 10 87-10 36-21 1-61-35-61 0 23-52 71-52 71z">
            <text:p/>
          </draw:path>
          <draw:g>
            <draw:path draw:style-name="gr108" draw:text-style-name="P26" draw:layer="layout" svg:width="0.352cm" svg:height="0.265cm" svg:x="2.8cm" svg:y="11.328cm" svg:viewBox="0 0 353 266" svg:d="M174 0c153 0 179 99 179 188-51 59-256 117-352 42-6-87 20-230 173-230z">
              <text:p/>
            </draw:path>
            <draw:path draw:style-name="gr109" draw:text-style-name="P10" draw:layer="layout" svg:width="0.076cm" svg:height="0.191cm" svg:x="2.974cm" svg:y="11.373cm" svg:viewBox="0 0 77 192" svg:d="M0 15c17-10 60-5 77-15 0 59 0 192 0 192 0-67-60-128-77-177z">
              <text:p/>
            </draw:path>
            <draw:path draw:style-name="gr110" draw:text-style-name="P11" draw:layer="layout" svg:width="0.115cm" svg:height="0.159cm" svg:x="2.941cm" svg:y="11.24cm" svg:viewBox="0 0 116 160" svg:d="M51 0c43 0 57 54 57 83 0 30 27 65-18 74s-90-2-90-69c0-66 8-88 51-88z">
              <text:p/>
            </draw:path>
            <draw:path draw:style-name="gr111" draw:text-style-name="P12" draw:layer="layout" svg:width="0.178cm" svg:height="0.235cm" svg:x="2.948cm" svg:y="11.107cm" svg:viewBox="0 0 179 236" svg:d="M102 0c44 0 77 0 77 103s-33 133-77 133c-43 0-102-66-102-133s59-103 102-103z">
              <text:p/>
            </draw:path>
            <draw:path draw:style-name="gr112" draw:text-style-name="P27" draw:layer="layout" svg:width="0.215cm" svg:height="0.223cm" svg:x="2.906cm" svg:y="11.048cm" svg:viewBox="0 0 216 224" svg:d="M94 0c51 0 127 0 122 59-25 27-109 7-122 29-41 68 25 178-77 119-51-133 26-207 77-207z">
              <text:p/>
            </draw:path>
            <draw:path draw:style-name="gr113" draw:text-style-name="P28" draw:layer="layout" svg:width="0.301cm" svg:height="0.211cm" svg:x="3.127cm" svg:y="11.388cm" svg:viewBox="0 0 302 212" svg:d="M153 0c153 0 139 127 149 188-80 50-251 19-302-55 26-59 0-133 153-133z">
              <text:p/>
            </draw:path>
            <draw:path draw:style-name="gr114" draw:text-style-name="P10" draw:layer="layout" svg:width="0.074cm" svg:height="0.165cm" svg:x="3.204cm" svg:y="11.414cm" svg:viewBox="0 0 75 166" svg:d="M5 0c18 20 35 30 70 10-51 44-75 156-75 156 0-67 5-107 5-166z">
              <text:p/>
            </draw:path>
            <draw:path draw:style-name="gr115" draw:text-style-name="P11" draw:layer="layout" svg:width="0.105cm" svg:height="0.121cm" svg:x="3.204cm" svg:y="11.314cm" svg:viewBox="0 0 106 122" svg:d="M77 0c43 0 25 44 25 74 0 29-51 59-76 44-26-15-26-15-26-59s33-59 77-59z">
              <text:p/>
            </draw:path>
            <draw:path draw:style-name="gr116" draw:text-style-name="P12" draw:layer="layout" svg:width="0.152cm" svg:height="0.191cm" svg:x="3.153cm" svg:y="11.196cm" svg:viewBox="0 0 153 192" svg:d="M77 0c43 0 76 15 76 74s-33 118-76 118c-44 0-77-51-77-118s33-74 77-74z">
              <text:p/>
            </draw:path>
            <draw:path draw:style-name="gr117" draw:text-style-name="P29" draw:layer="layout" svg:width="0.212cm" svg:height="0.269cm" svg:x="3.153cm" svg:y="11.122cm" svg:viewBox="0 0 213 270" svg:d="M137 0c-51 0-142 15-137 74 26 27 114 7 128 29 40 68-9 192 51 163 76-148 9-266-42-266z">
              <text:p/>
            </draw:path>
            <draw:path draw:style-name="gr118" draw:text-style-name="P16" draw:layer="layout" svg:width="0.624cm" svg:height="0.549cm" svg:x="2.804cm" svg:y="11.048cm" svg:viewBox="0 0 625 550" svg:d="M195 0c51 0 133 0 128 59-2 6-17 10-26 15 51 103 0 221-51 221 51 15 85 50 96 108 10-34 35-52 57-49v-21c-53-31-69-136-25-170 0 0-32-7-26-15-7-72 146-86 161-68 45 21 84 167 14 268 92 8 92 119 102 179-97 51-246 7-294-44-76 63-264 83-330 31-9-112 40-221 135-230-1-24 4-42 4-67-8-5-15-4-21-10-52-133 25-207 76-207z">
              <text:p/>
            </draw:path>
          </draw:g>
        </draw:g>
        <draw:g xml:id="id31" draw:id="id31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19" draw:text-style-name="P19" draw:layer="layout" svg:width="0.126cm" svg:height="0.145cm" svg:x="3.173cm" svg:y="7.69cm" svg:viewBox="0 0 127 146" draw:points="127,88 101,0 0,58 25,146">
              <text:p/>
            </draw:polygon>
            <draw:polygon draw:style-name="gr120" draw:text-style-name="P20" draw:layer="layout" svg:width="0.278cm" svg:height="0.16cm" svg:x="2.996cm" svg:y="7.587cm" svg:viewBox="0 0 279 161" draw:points="279,102 228,58 152,15 101,0 0,58 51,73 127,117 177,161">
              <text:p/>
            </draw:polygon>
            <draw:path draw:style-name="gr121" draw:text-style-name="P21" draw:layer="layout" svg:width="0.227cm" svg:height="0.189cm" svg:x="2.971cm" svg:y="7.646cm" svg:viewBox="0 0 228 190" svg:d="M0 58c0-87 51-58 101-29 51 29 102 29 127 161 0 0-101-58-228-132z">
              <text:p/>
            </draw:path>
            <draw:path draw:style-name="gr122" draw:text-style-name="P22" draw:layer="layout" svg:width="0.328cm" svg:height="0.248cm" svg:x="2.971cm" svg:y="7.587cm" svg:viewBox="0 0 329 249" svg:d="M127 0c50 15 50 15 101 44 25 14 76 29 101 146-50 30-50 30-101 59-29-14-177-103-228-132 0-73 51-73 127-117z">
              <text:p/>
            </draw:path>
          </draw:g>
          <draw:g>
            <draw:path draw:style-name="gr123" draw:text-style-name="P8" draw:layer="layout" svg:width="0.292cm" svg:height="0.18cm" svg:x="2.172cm" svg:y="7.789cm" svg:viewBox="0 0 293 181" svg:d="M0 181c69 0 244-80 279-100 35-21 0-81-70-81 0 44-209 181-209 181z">
              <text:p/>
            </draw:path>
            <draw:g>
              <draw:polygon draw:style-name="gr124" draw:text-style-name="P19" draw:layer="layout" svg:width="0.252cm" svg:height="0.204cm" svg:x="2.129cm" svg:y="7.785cm" svg:viewBox="0 0 253 205" draw:points="253,58 253,0 0,146 0,205">
                <text:p/>
              </draw:polygon>
              <draw:polygon draw:style-name="gr125" draw:text-style-name="P19" draw:layer="layout" svg:width="0.252cm" svg:height="0.248cm" svg:x="1.927cm" svg:y="7.566cm" svg:viewBox="0 0 253 249" draw:points="253,102 253,0 0,146 0,249">
                <text:p/>
              </draw:polygon>
              <draw:polygon draw:style-name="gr126" draw:text-style-name="P20" draw:layer="layout" svg:width="0.455cm" svg:height="0.262cm" svg:x="1.927cm" svg:y="7.668cm" svg:viewBox="0 0 456 263" draw:points="456,117 253,0 0,146 203,263">
                <text:p/>
              </draw:polygon>
              <draw:polygon draw:style-name="gr127" draw:text-style-name="P21" draw:layer="layout" svg:width="0.252cm" svg:height="0.248cm" svg:x="1.876cm" svg:y="7.741cm" svg:viewBox="0 0 253 249" draw:points="253,249 253,190 51,73 51,0 0,29 0,102">
                <text:p/>
              </draw:polygon>
              <draw:polygon draw:style-name="gr128" draw:text-style-name="P19" draw:layer="layout" svg:width="0.809cm" svg:height="1.111cm" svg:x="1.851cm" svg:y="6.673cm" svg:viewBox="0 0 810 1112" draw:points="810,644 810,0 0,468 0,1112">
                <text:p/>
              </draw:polygon>
              <draw:polygon draw:style-name="gr129" draw:text-style-name="P23" draw:layer="layout" svg:width="0.758cm" svg:height="1.023cm" svg:x="1.876cm" svg:y="6.717cm" svg:viewBox="0 0 759 1024" draw:points="759,585 759,0 0,439 0,1024">
                <text:p/>
              </draw:polygon>
              <draw:polygon draw:style-name="gr130" draw:text-style-name="P20" draw:layer="layout" svg:width="0.86cm" svg:height="0.497cm" svg:x="1.8cm" svg:y="6.644cm" svg:viewBox="0 0 861 498" draw:points="51,498 861,29 810,0 0,468">
                <text:p/>
              </draw:polygon>
              <draw:polygon draw:style-name="gr131" draw:text-style-name="P21" draw:layer="layout" svg:width="0.05cm" svg:height="0.672cm" svg:x="1.8cm" svg:y="7.112cm" svg:viewBox="0 0 51 673" draw:points="51,673 51,29 0,0 0,644">
                <text:p/>
              </draw:polygon>
              <draw:polygon draw:style-name="gr132" draw:text-style-name="P22" draw:layer="layout" svg:width="0.86cm" svg:height="1.345cm" svg:x="1.8cm" svg:y="6.644cm" svg:viewBox="0 0 861 1346" draw:points="810,0 0,468 0,1112 51,1141 76,1127 76,1200 329,1346 582,1200 582,1141 380,1024 380,951 861,673 861,29">
                <text:p/>
              </draw:polygon>
            </draw:g>
          </draw:g>
          <draw:g>
            <draw:path draw:style-name="gr133" draw:text-style-name="P8" draw:layer="layout" svg:width="0.214cm" svg:height="0.14cm" svg:x="2.873cm" svg:y="7.897cm" svg:viewBox="0 0 215 141" svg:d="M0 141c0 0 140-40 174-60 38-22 70-81 0-81 0 44-174 141-174 141z">
              <text:p/>
            </draw:path>
            <draw:g>
              <draw:polygon draw:style-name="gr134" draw:text-style-name="P20" draw:layer="layout" svg:width="1.088cm" svg:height="0.628cm" svg:x="1.959cm" svg:y="7.712cm" svg:viewBox="0 0 1089 629" draw:points="279,629 1089,161 810,0 0,468">
                <text:p/>
              </draw:polygon>
              <draw:polygon draw:style-name="gr135" draw:text-style-name="P21" draw:layer="layout" svg:width="0.278cm" svg:height="0.219cm" svg:x="1.959cm" svg:y="8.181cm" svg:viewBox="0 0 279 220" draw:points="279,220 279,161 0,0 0,58">
                <text:p/>
              </draw:polygon>
              <draw:polygon draw:style-name="gr136" draw:text-style-name="P19" draw:layer="layout" svg:width="0.809cm" svg:height="0.526cm" svg:x="2.238cm" svg:y="7.873cm" svg:viewBox="0 0 810 527" draw:points="810,58 810,0 0,468 0,527">
                <text:p/>
              </draw:polygon>
              <draw:polygon draw:style-name="gr137" draw:text-style-name="P22" draw:layer="layout" svg:width="1.088cm" svg:height="0.687cm" svg:x="1.959cm" svg:y="7.712cm" svg:viewBox="0 0 1089 688" draw:points="810,0 0,468 0,527 279,688 1089,220 1089,161">
                <text:p/>
              </draw:polygon>
              <draw:g>
                <draw:polygon draw:style-name="gr138" draw:text-style-name="P24" draw:layer="layout" svg:width="0.353cm" svg:height="0.204cm" svg:x="2.629cm" svg:y="7.752cm" svg:viewBox="0 0 354 205" draw:points="354,117 152,0 0,88 203,205">
                  <text:p/>
                </draw:polygon>
                <draw:line draw:style-name="gr139" draw:text-style-name="P25" draw:layer="layout" svg:x1="2.933cm" svg:y1="7.898cm" svg:x2="2.73cm" svg:y2="7.781cm">
                  <text:p/>
                </draw:line>
                <draw:line draw:style-name="gr140" draw:text-style-name="P25" draw:layer="layout" svg:x1="2.883cm" svg:y1="7.927cm" svg:x2="2.68cm" svg:y2="7.81cm">
                  <text:p/>
                </draw:line>
                <draw:line draw:style-name="gr141" draw:text-style-name="P25" draw:layer="layout" svg:x1="2.832cm" svg:y1="7.781cm" svg:x2="2.68cm" svg:y2="7.869cm">
                  <text:p/>
                </draw:line>
                <draw:line draw:style-name="gr142" draw:text-style-name="P25" draw:layer="layout" svg:x1="2.882cm" svg:y1="7.81cm" svg:x2="2.73cm" svg:y2="7.898cm">
                  <text:p/>
                </draw:line>
                <draw:line draw:style-name="gr143" draw:text-style-name="P25" draw:layer="layout" svg:x1="2.933cm" svg:y1="7.84cm" svg:x2="2.832cm" svg:y2="7.898cm">
                  <text:p/>
                </draw:line>
              </draw:g>
              <draw:g>
                <draw:polygon draw:style-name="gr144" draw:text-style-name="P24" draw:layer="layout" svg:width="0.733cm" svg:height="0.423cm" svg:x="2.036cm" svg:y="7.875cm" svg:viewBox="0 0 734 424" draw:points="734,117 531,0 0,307 202,424">
                  <text:p/>
                </draw:polygon>
                <draw:line draw:style-name="gr145" draw:text-style-name="P25" draw:layer="layout" svg:x1="2.72cm" svg:y1="7.963cm" svg:x2="2.188cm" svg:y2="8.27cm">
                  <text:p/>
                </draw:line>
                <draw:line draw:style-name="gr146" draw:text-style-name="P25" draw:layer="layout" svg:x1="2.669cm" svg:y1="7.934cm" svg:x2="2.137cm" svg:y2="8.241cm">
                  <text:p/>
                </draw:line>
                <draw:line draw:style-name="gr147" draw:text-style-name="P25" draw:layer="layout" svg:x1="2.618cm" svg:y1="7.904cm" svg:x2="2.086cm" svg:y2="8.211cm">
                  <text:p/>
                </draw:line>
                <draw:line draw:style-name="gr148" draw:text-style-name="P25" draw:layer="layout" svg:x1="2.138cm" svg:y1="8.182cm" svg:x2="2.087cm" svg:y2="8.153cm">
                  <text:p/>
                </draw:line>
                <draw:line draw:style-name="gr149" draw:text-style-name="P25" draw:layer="layout" svg:x1="2.188cm" svg:y1="8.153cm" svg:x2="2.137cm" svg:y2="8.124cm">
                  <text:p/>
                </draw:line>
                <draw:line draw:style-name="gr150" draw:text-style-name="P25" draw:layer="layout" svg:x1="2.239cm" svg:y1="8.123cm" svg:x2="2.188cm" svg:y2="8.094cm">
                  <text:p/>
                </draw:line>
                <draw:line draw:style-name="gr151" draw:text-style-name="P25" draw:layer="layout" svg:x1="2.214cm" svg:y1="8.197cm" svg:x2="2.163cm" svg:y2="8.168cm">
                  <text:p/>
                </draw:line>
                <draw:line draw:style-name="gr152" draw:text-style-name="P25" draw:layer="layout" svg:x1="2.264cm" svg:y1="8.168cm" svg:x2="2.213cm" svg:y2="8.139cm">
                  <text:p/>
                </draw:line>
                <draw:line draw:style-name="gr153" draw:text-style-name="P25" draw:layer="layout" svg:x1="2.315cm" svg:y1="8.138cm" svg:x2="2.264cm" svg:y2="8.109cm">
                  <text:p/>
                </draw:line>
                <draw:line draw:style-name="gr154" draw:text-style-name="P25" draw:layer="layout" svg:x1="2.289cm" svg:y1="8.094cm" svg:x2="2.238cm" svg:y2="8.065cm">
                  <text:p/>
                </draw:line>
                <draw:line draw:style-name="gr155" draw:text-style-name="P25" draw:layer="layout" svg:x1="2.365cm" svg:y1="8.109cm" svg:x2="2.314cm" svg:y2="8.08cm">
                  <text:p/>
                </draw:line>
                <draw:line draw:style-name="gr156" draw:text-style-name="P25" draw:layer="layout" svg:x1="2.34cm" svg:y1="8.065cm" svg:x2="2.289cm" svg:y2="8.036cm">
                  <text:p/>
                </draw:line>
                <draw:line draw:style-name="gr157" draw:text-style-name="P25" draw:layer="layout" svg:x1="2.391cm" svg:y1="8.036cm" svg:x2="2.34cm" svg:y2="8.007cm">
                  <text:p/>
                </draw:line>
                <draw:line draw:style-name="gr158" draw:text-style-name="P25" draw:layer="layout" svg:x1="2.441cm" svg:y1="8.006cm" svg:x2="2.39cm" svg:y2="7.977cm">
                  <text:p/>
                </draw:line>
                <draw:line draw:style-name="gr159" draw:text-style-name="P25" draw:layer="layout" svg:x1="2.416cm" svg:y1="8.08cm" svg:x2="2.365cm" svg:y2="8.051cm">
                  <text:p/>
                </draw:line>
                <draw:line draw:style-name="gr160" draw:text-style-name="P25" draw:layer="layout" svg:x1="2.466cm" svg:y1="8.05cm" svg:x2="2.415cm" svg:y2="8.021cm">
                  <text:p/>
                </draw:line>
                <draw:line draw:style-name="gr161" draw:text-style-name="P25" draw:layer="layout" svg:x1="2.517cm" svg:y1="8.021cm" svg:x2="2.466cm" svg:y2="7.992cm">
                  <text:p/>
                </draw:line>
                <draw:line draw:style-name="gr162" draw:text-style-name="P25" draw:layer="layout" svg:x1="2.492cm" svg:y1="7.977cm" svg:x2="2.441cm" svg:y2="7.948cm">
                  <text:p/>
                </draw:line>
                <draw:line draw:style-name="gr163" draw:text-style-name="P25" draw:layer="layout" svg:x1="2.568cm" svg:y1="7.992cm" svg:x2="2.517cm" svg:y2="7.963cm">
                  <text:p/>
                </draw:line>
                <draw:line draw:style-name="gr164" draw:text-style-name="P25" draw:layer="layout" svg:x1="2.542cm" svg:y1="7.948cm" svg:x2="2.491cm" svg:y2="7.919cm">
                  <text:p/>
                </draw:line>
                <draw:line draw:style-name="gr165" draw:text-style-name="P25" draw:layer="layout" svg:x1="2.593cm" svg:y1="7.919cm" svg:x2="2.542cm" svg:y2="7.89cm">
                  <text:p/>
                </draw:line>
                <draw:line draw:style-name="gr166" draw:text-style-name="P25" draw:layer="layout" svg:x1="2.618cm" svg:y1="7.963cm" svg:x2="2.567cm" svg:y2="7.934cm">
                  <text:p/>
                </draw:line>
                <draw:line draw:style-name="gr167" draw:text-style-name="P25" draw:layer="layout" svg:x1="2.289cm" svg:y1="8.211cm" svg:x2="2.238cm" svg:y2="8.182cm">
                  <text:p/>
                </draw:line>
                <draw:line draw:style-name="gr168" draw:text-style-name="P25" draw:layer="layout" svg:x1="2.34cm" svg:y1="8.182cm" svg:x2="2.289cm" svg:y2="8.153cm">
                  <text:p/>
                </draw:line>
                <draw:line draw:style-name="gr169" draw:text-style-name="P25" draw:layer="layout" svg:x1="2.391cm" svg:y1="8.153cm" svg:x2="2.34cm" svg:y2="8.124cm">
                  <text:p/>
                </draw:line>
                <draw:line draw:style-name="gr170" draw:text-style-name="P25" draw:layer="layout" svg:x1="2.416cm" svg:y1="8.197cm" svg:x2="2.365cm" svg:y2="8.168cm">
                  <text:p/>
                </draw:line>
                <draw:line draw:style-name="gr171" draw:text-style-name="P25" draw:layer="layout" svg:x1="2.466cm" svg:y1="8.168cm" svg:x2="2.415cm" svg:y2="8.139cm">
                  <text:p/>
                </draw:line>
                <draw:line draw:style-name="gr172" draw:text-style-name="P25" draw:layer="layout" svg:x1="2.441cm" svg:y1="8.123cm" svg:x2="2.39cm" svg:y2="8.094cm">
                  <text:p/>
                </draw:line>
                <draw:line draw:style-name="gr173" draw:text-style-name="P25" draw:layer="layout" svg:x1="2.492cm" svg:y1="8.094cm" svg:x2="2.441cm" svg:y2="8.065cm">
                  <text:p/>
                </draw:line>
                <draw:line draw:style-name="gr174" draw:text-style-name="P25" draw:layer="layout" svg:x1="2.542cm" svg:y1="8.065cm" svg:x2="2.491cm" svg:y2="8.036cm">
                  <text:p/>
                </draw:line>
                <draw:line draw:style-name="gr175" draw:text-style-name="P25" draw:layer="layout" svg:x1="2.593cm" svg:y1="8.036cm" svg:x2="2.542cm" svg:y2="8.007cm">
                  <text:p/>
                </draw:line>
                <draw:line draw:style-name="gr176" draw:text-style-name="P25" draw:layer="layout" svg:x1="2.669cm" svg:y1="8.05cm" svg:x2="2.618cm" svg:y2="8.021cm">
                  <text:p/>
                </draw:line>
                <draw:line draw:style-name="gr177" draw:text-style-name="P25" draw:layer="layout" svg:x1="2.644cm" svg:y1="8.006cm" svg:x2="2.593cm" svg:y2="7.977cm">
                  <text:p/>
                </draw:line>
                <draw:line draw:style-name="gr178" draw:text-style-name="P25" draw:layer="layout" svg:x1="2.72cm" svg:y1="8.021cm" svg:x2="2.669cm" svg:y2="7.992cm">
                  <text:p/>
                </draw:line>
                <draw:line draw:style-name="gr179" draw:text-style-name="P25" draw:layer="layout" svg:x1="2.315cm" svg:y1="8.255cm" svg:x2="2.264cm" svg:y2="8.226cm">
                  <text:p/>
                </draw:line>
                <draw:line draw:style-name="gr180" draw:text-style-name="P25" draw:layer="layout" svg:x1="2.365cm" svg:y1="8.226cm" svg:x2="2.314cm" svg:y2="8.197cm">
                  <text:p/>
                </draw:line>
              </draw:g>
            </draw:g>
          </draw:g>
        </draw:g>
        <draw:g xml:id="id2" draw:id="id2">
          <draw:glue-point draw:id="4" svg:x="3.393cm" svg:y="-4.975cm"/>
          <draw:custom-shape draw:style-name="gr181" draw:text-style-name="P17" draw:layer="layout" svg:width="4.3cm" svg:height="1.6cm" svg:x="9.852cm" svg:y="6.726cm">
            <text:p text:style-name="P4"><text:span text:style-name="T3">Acquia Cloud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30" draw:layer="layout" svg:width="0.7cm" svg:height="1.3cm" svg:x="9.952cm" svg:y="6.926cm">
            <text:p text:style-name="P4"><text:span text:style-name="T6">ELB</text:span></text:p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17" xml:id="id30" draw:id="id30" draw:layer="layout" svg:width="2.4cm" svg:height="1.6cm" svg:x="6.352cm" svg:y="6.726cm">
          <text:p text:style-name="P4"><text:span text:style-name="T3">CloudEdg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6.352cm" svg:y1="7.526cm" svg:x2="3.3cm" svg:y2="7.522cm" draw:start-shape="id30" draw:start-glue-point="3" draw:end-shape="id31" draw:end-glue-point="1" svg:d="M6352 7526h-1516v-4h-1536" svg:viewBox="0 0 3053 5">
          <text:p/>
        </draw:connector>
        <draw:g xml:id="id32" draw:id="id32">
          <draw:custom-shape draw:style-name="gr106" draw:text-style-name="P17" draw:layer="layout" svg:width="1.844cm" svg:height="1.6cm" svg:x="15.156cm" svg:y="6.726cm">
            <text:p text:style-name="P4"><text:span text:style-name="T3">Drupal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2" draw:layer="layout" svg:x1="9.852cm" svg:y1="7.526cm" svg:x2="8.752cm" svg:y2="7.526cm" draw:start-shape="id2" draw:start-glue-point="3" draw:end-shape="id30" draw:end-glue-point="1" svg:d="M9852 7526h-1100" svg:viewBox="0 0 1101 1">
          <text:p/>
        </draw:connector>
        <draw:connector draw:style-name="gr8" draw:text-style-name="P2" draw:layer="layout" svg:x1="15.156cm" svg:y1="7.526cm" svg:x2="14.152cm" svg:y2="7.526cm" draw:start-shape="id32" draw:start-glue-point="3" draw:end-shape="id2" draw:end-glue-point="1" svg:d="M15156 7526h-1004" svg:viewBox="0 0 1005 1">
          <text:p/>
        </draw:connector>
        <draw:g>
          <draw:path draw:style-name="gr183" draw:text-style-name="P8" draw:layer="layout" svg:width="0.101cm" svg:height="0.073cm" svg:x="3.367cm" svg:y="7.225cm" svg:viewBox="0 0 102 74" svg:d="M0 71c36 0 52 10 87-10 36-21 1-61-35-61 0 23-52 71-52 71z">
            <text:p/>
          </draw:path>
          <draw:g>
            <draw:path draw:style-name="gr184" draw:text-style-name="P26" draw:layer="layout" svg:width="0.352cm" svg:height="0.265cm" svg:x="2.8cm" svg:y="7.028cm" svg:viewBox="0 0 353 266" svg:d="M174 0c153 0 179 99 179 188-51 59-256 117-352 42-6-87 20-230 173-230z">
              <text:p/>
            </draw:path>
            <draw:path draw:style-name="gr185" draw:text-style-name="P10" draw:layer="layout" svg:width="0.076cm" svg:height="0.191cm" svg:x="2.974cm" svg:y="7.073cm" svg:viewBox="0 0 77 192" svg:d="M0 15c17-10 60-5 77-15 0 59 0 192 0 192 0-67-60-128-77-177z">
              <text:p/>
            </draw:path>
            <draw:path draw:style-name="gr186" draw:text-style-name="P11" draw:layer="layout" svg:width="0.115cm" svg:height="0.159cm" svg:x="2.941cm" svg:y="6.94cm" svg:viewBox="0 0 116 160" svg:d="M51 0c43 0 57 54 57 83 0 30 27 65-18 74s-90-2-90-69c0-66 8-88 51-88z">
              <text:p/>
            </draw:path>
            <draw:path draw:style-name="gr187" draw:text-style-name="P12" draw:layer="layout" svg:width="0.178cm" svg:height="0.235cm" svg:x="2.948cm" svg:y="6.807cm" svg:viewBox="0 0 179 236" svg:d="M102 0c44 0 77 0 77 103s-33 133-77 133c-43 0-102-66-102-133s59-103 102-103z">
              <text:p/>
            </draw:path>
            <draw:path draw:style-name="gr188" draw:text-style-name="P27" draw:layer="layout" svg:width="0.215cm" svg:height="0.223cm" svg:x="2.906cm" svg:y="6.748cm" svg:viewBox="0 0 216 224" svg:d="M94 0c51 0 127 0 122 59-25 27-109 7-122 29-41 68 25 178-77 119-51-133 26-207 77-207z">
              <text:p/>
            </draw:path>
            <draw:path draw:style-name="gr189" draw:text-style-name="P28" draw:layer="layout" svg:width="0.301cm" svg:height="0.211cm" svg:x="3.127cm" svg:y="7.088cm" svg:viewBox="0 0 302 212" svg:d="M153 0c153 0 139 127 149 188-80 50-251 19-302-55 26-59 0-133 153-133z">
              <text:p/>
            </draw:path>
            <draw:path draw:style-name="gr190" draw:text-style-name="P10" draw:layer="layout" svg:width="0.074cm" svg:height="0.165cm" svg:x="3.204cm" svg:y="7.114cm" svg:viewBox="0 0 75 166" svg:d="M5 0c18 20 35 30 70 10-51 44-75 156-75 156 0-67 5-107 5-166z">
              <text:p/>
            </draw:path>
            <draw:path draw:style-name="gr191" draw:text-style-name="P11" draw:layer="layout" svg:width="0.105cm" svg:height="0.121cm" svg:x="3.204cm" svg:y="7.014cm" svg:viewBox="0 0 106 122" svg:d="M77 0c43 0 25 44 25 74 0 29-51 59-76 44-26-15-26-15-26-59s33-59 77-59z">
              <text:p/>
            </draw:path>
            <draw:path draw:style-name="gr192" draw:text-style-name="P12" draw:layer="layout" svg:width="0.152cm" svg:height="0.191cm" svg:x="3.153cm" svg:y="6.896cm" svg:viewBox="0 0 153 192" svg:d="M77 0c43 0 76 15 76 74s-33 118-76 118c-44 0-77-51-77-118s33-74 77-74z">
              <text:p/>
            </draw:path>
            <draw:path draw:style-name="gr193" draw:text-style-name="P29" draw:layer="layout" svg:width="0.212cm" svg:height="0.269cm" svg:x="3.153cm" svg:y="6.822cm" svg:viewBox="0 0 213 270" svg:d="M137 0c-51 0-142 15-137 74 26 27 114 7 128 29 40 68-9 192 51 163 76-148 9-266-42-266z">
              <text:p/>
            </draw:path>
            <draw:path draw:style-name="gr194" draw:text-style-name="P16" draw:layer="layout" svg:width="0.624cm" svg:height="0.549cm" svg:x="2.804cm" svg:y="6.748cm" svg:viewBox="0 0 625 550" svg:d="M195 0c51 0 133 0 128 59-2 6-17 10-26 15 51 103 0 221-51 221 51 15 85 50 96 108 10-34 35-52 57-49v-21c-53-31-69-136-25-170 0 0-32-7-26-15-7-72 146-86 161-68 45 21 84 167 14 268 92 8 92 119 102 179-97 51-246 7-294-44-76 63-264 83-330 31-9-112 40-221 135-230-1-24 4-42 4-67-8-5-15-4-21-10-52-133 25-207 76-207z">
              <text:p/>
            </draw:path>
          </draw:g>
        </draw:g>
        <draw:custom-shape draw:style-name="gr1" draw:text-style-name="P1" draw:layer="layout" svg:width="15.6cm" svg:height="2cm" svg:x="1.6cm" svg:y="2.5cm">
          <text:p/>
          <draw:enhanced-geometry svg:viewBox="0 0 21600 21600" draw:type="rectangle" draw:enhanced-path="M 0 0 L 21600 0 21600 21600 0 21600 0 0 Z N"/>
        </draw:custom-shape>
        <draw:g xml:id="id34" draw:id="id3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95" draw:text-style-name="P19" draw:layer="layout" svg:width="0.126cm" svg:height="0.145cm" svg:x="3.173cm" svg:y="3.69cm" svg:viewBox="0 0 127 146" draw:points="127,88 101,0 0,58 25,146">
              <text:p/>
            </draw:polygon>
            <draw:polygon draw:style-name="gr196" draw:text-style-name="P20" draw:layer="layout" svg:width="0.278cm" svg:height="0.16cm" svg:x="2.996cm" svg:y="3.587cm" svg:viewBox="0 0 279 161" draw:points="279,102 228,58 152,15 101,0 0,58 51,73 127,117 177,161">
              <text:p/>
            </draw:polygon>
            <draw:path draw:style-name="gr197" draw:text-style-name="P21" draw:layer="layout" svg:width="0.227cm" svg:height="0.189cm" svg:x="2.971cm" svg:y="3.646cm" svg:viewBox="0 0 228 190" svg:d="M0 58c0-87 51-58 101-29 51 29 102 29 127 161 0 0-101-58-228-132z">
              <text:p/>
            </draw:path>
            <draw:path draw:style-name="gr198" draw:text-style-name="P22" draw:layer="layout" svg:width="0.328cm" svg:height="0.248cm" svg:x="2.971cm" svg:y="3.587cm" svg:viewBox="0 0 329 249" svg:d="M127 0c50 15 50 15 101 44 25 14 76 29 101 146-50 30-50 30-101 59-29-14-177-103-228-132 0-73 51-73 127-117z">
              <text:p/>
            </draw:path>
          </draw:g>
          <draw:g>
            <draw:path draw:style-name="gr199" draw:text-style-name="P8" draw:layer="layout" svg:width="0.292cm" svg:height="0.18cm" svg:x="2.172cm" svg:y="3.789cm" svg:viewBox="0 0 293 181" svg:d="M0 181c69 0 244-80 279-100 35-21 0-81-70-81 0 44-209 181-209 181z">
              <text:p/>
            </draw:path>
            <draw:g>
              <draw:polygon draw:style-name="gr200" draw:text-style-name="P19" draw:layer="layout" svg:width="0.252cm" svg:height="0.204cm" svg:x="2.129cm" svg:y="3.785cm" svg:viewBox="0 0 253 205" draw:points="253,58 253,0 0,146 0,205">
                <text:p/>
              </draw:polygon>
              <draw:polygon draw:style-name="gr201" draw:text-style-name="P19" draw:layer="layout" svg:width="0.252cm" svg:height="0.248cm" svg:x="1.927cm" svg:y="3.566cm" svg:viewBox="0 0 253 249" draw:points="253,102 253,0 0,146 0,249">
                <text:p/>
              </draw:polygon>
              <draw:polygon draw:style-name="gr202" draw:text-style-name="P20" draw:layer="layout" svg:width="0.455cm" svg:height="0.262cm" svg:x="1.927cm" svg:y="3.668cm" svg:viewBox="0 0 456 263" draw:points="456,117 253,0 0,146 203,263">
                <text:p/>
              </draw:polygon>
              <draw:polygon draw:style-name="gr203" draw:text-style-name="P21" draw:layer="layout" svg:width="0.252cm" svg:height="0.248cm" svg:x="1.876cm" svg:y="3.741cm" svg:viewBox="0 0 253 249" draw:points="253,249 253,190 51,73 51,0 0,29 0,102">
                <text:p/>
              </draw:polygon>
              <draw:polygon draw:style-name="gr204" draw:text-style-name="P19" draw:layer="layout" svg:width="0.809cm" svg:height="1.111cm" svg:x="1.851cm" svg:y="2.673cm" svg:viewBox="0 0 810 1112" draw:points="810,644 810,0 0,468 0,1112">
                <text:p/>
              </draw:polygon>
              <draw:polygon draw:style-name="gr205" draw:text-style-name="P23" draw:layer="layout" svg:width="0.758cm" svg:height="1.023cm" svg:x="1.876cm" svg:y="2.717cm" svg:viewBox="0 0 759 1024" draw:points="759,585 759,0 0,439 0,1024">
                <text:p/>
              </draw:polygon>
              <draw:polygon draw:style-name="gr206" draw:text-style-name="P20" draw:layer="layout" svg:width="0.86cm" svg:height="0.497cm" svg:x="1.8cm" svg:y="2.644cm" svg:viewBox="0 0 861 498" draw:points="51,498 861,29 810,0 0,468">
                <text:p/>
              </draw:polygon>
              <draw:polygon draw:style-name="gr207" draw:text-style-name="P21" draw:layer="layout" svg:width="0.05cm" svg:height="0.672cm" svg:x="1.8cm" svg:y="3.112cm" svg:viewBox="0 0 51 673" draw:points="51,673 51,29 0,0 0,644">
                <text:p/>
              </draw:polygon>
              <draw:polygon draw:style-name="gr208" draw:text-style-name="P22" draw:layer="layout" svg:width="0.86cm" svg:height="1.345cm" svg:x="1.8cm" svg:y="2.644cm" svg:viewBox="0 0 861 1346" draw:points="810,0 0,468 0,1112 51,1141 76,1127 76,1200 329,1346 582,1200 582,1141 380,1024 380,951 861,673 861,29">
                <text:p/>
              </draw:polygon>
            </draw:g>
          </draw:g>
          <draw:g>
            <draw:path draw:style-name="gr209" draw:text-style-name="P8" draw:layer="layout" svg:width="0.214cm" svg:height="0.14cm" svg:x="2.873cm" svg:y="3.897cm" svg:viewBox="0 0 215 141" svg:d="M0 141c0 0 140-40 174-60 38-22 70-81 0-81 0 44-174 141-174 141z">
              <text:p/>
            </draw:path>
            <draw:g>
              <draw:polygon draw:style-name="gr210" draw:text-style-name="P20" draw:layer="layout" svg:width="1.088cm" svg:height="0.628cm" svg:x="1.959cm" svg:y="3.712cm" svg:viewBox="0 0 1089 629" draw:points="279,629 1089,161 810,0 0,468">
                <text:p/>
              </draw:polygon>
              <draw:polygon draw:style-name="gr211" draw:text-style-name="P21" draw:layer="layout" svg:width="0.278cm" svg:height="0.219cm" svg:x="1.959cm" svg:y="4.181cm" svg:viewBox="0 0 279 220" draw:points="279,220 279,161 0,0 0,58">
                <text:p/>
              </draw:polygon>
              <draw:polygon draw:style-name="gr212" draw:text-style-name="P19" draw:layer="layout" svg:width="0.809cm" svg:height="0.526cm" svg:x="2.238cm" svg:y="3.873cm" svg:viewBox="0 0 810 527" draw:points="810,58 810,0 0,468 0,527">
                <text:p/>
              </draw:polygon>
              <draw:polygon draw:style-name="gr213" draw:text-style-name="P22" draw:layer="layout" svg:width="1.088cm" svg:height="0.687cm" svg:x="1.959cm" svg:y="3.712cm" svg:viewBox="0 0 1089 688" draw:points="810,0 0,468 0,527 279,688 1089,220 1089,161">
                <text:p/>
              </draw:polygon>
              <draw:g>
                <draw:polygon draw:style-name="gr214" draw:text-style-name="P24" draw:layer="layout" svg:width="0.353cm" svg:height="0.204cm" svg:x="2.629cm" svg:y="3.752cm" svg:viewBox="0 0 354 205" draw:points="354,117 152,0 0,88 203,205">
                  <text:p/>
                </draw:polygon>
                <draw:line draw:style-name="gr215" draw:text-style-name="P25" draw:layer="layout" svg:x1="2.933cm" svg:y1="3.898cm" svg:x2="2.73cm" svg:y2="3.781cm">
                  <text:p/>
                </draw:line>
                <draw:line draw:style-name="gr216" draw:text-style-name="P25" draw:layer="layout" svg:x1="2.883cm" svg:y1="3.927cm" svg:x2="2.68cm" svg:y2="3.81cm">
                  <text:p/>
                </draw:line>
                <draw:line draw:style-name="gr217" draw:text-style-name="P25" draw:layer="layout" svg:x1="2.832cm" svg:y1="3.781cm" svg:x2="2.68cm" svg:y2="3.869cm">
                  <text:p/>
                </draw:line>
                <draw:line draw:style-name="gr218" draw:text-style-name="P25" draw:layer="layout" svg:x1="2.882cm" svg:y1="3.81cm" svg:x2="2.73cm" svg:y2="3.898cm">
                  <text:p/>
                </draw:line>
                <draw:line draw:style-name="gr219" draw:text-style-name="P25" draw:layer="layout" svg:x1="2.933cm" svg:y1="3.84cm" svg:x2="2.832cm" svg:y2="3.898cm">
                  <text:p/>
                </draw:line>
              </draw:g>
              <draw:g>
                <draw:polygon draw:style-name="gr220" draw:text-style-name="P24" draw:layer="layout" svg:width="0.733cm" svg:height="0.423cm" svg:x="2.036cm" svg:y="3.875cm" svg:viewBox="0 0 734 424" draw:points="734,117 531,0 0,307 202,424">
                  <text:p/>
                </draw:polygon>
                <draw:line draw:style-name="gr221" draw:text-style-name="P25" draw:layer="layout" svg:x1="2.72cm" svg:y1="3.963cm" svg:x2="2.188cm" svg:y2="4.27cm">
                  <text:p/>
                </draw:line>
                <draw:line draw:style-name="gr222" draw:text-style-name="P25" draw:layer="layout" svg:x1="2.669cm" svg:y1="3.934cm" svg:x2="2.137cm" svg:y2="4.241cm">
                  <text:p/>
                </draw:line>
                <draw:line draw:style-name="gr223" draw:text-style-name="P25" draw:layer="layout" svg:x1="2.618cm" svg:y1="3.904cm" svg:x2="2.086cm" svg:y2="4.211cm">
                  <text:p/>
                </draw:line>
                <draw:line draw:style-name="gr224" draw:text-style-name="P25" draw:layer="layout" svg:x1="2.138cm" svg:y1="4.182cm" svg:x2="2.087cm" svg:y2="4.153cm">
                  <text:p/>
                </draw:line>
                <draw:line draw:style-name="gr225" draw:text-style-name="P25" draw:layer="layout" svg:x1="2.188cm" svg:y1="4.153cm" svg:x2="2.137cm" svg:y2="4.124cm">
                  <text:p/>
                </draw:line>
                <draw:line draw:style-name="gr226" draw:text-style-name="P25" draw:layer="layout" svg:x1="2.239cm" svg:y1="4.123cm" svg:x2="2.188cm" svg:y2="4.094cm">
                  <text:p/>
                </draw:line>
                <draw:line draw:style-name="gr227" draw:text-style-name="P25" draw:layer="layout" svg:x1="2.214cm" svg:y1="4.197cm" svg:x2="2.163cm" svg:y2="4.168cm">
                  <text:p/>
                </draw:line>
                <draw:line draw:style-name="gr228" draw:text-style-name="P25" draw:layer="layout" svg:x1="2.264cm" svg:y1="4.168cm" svg:x2="2.213cm" svg:y2="4.139cm">
                  <text:p/>
                </draw:line>
                <draw:line draw:style-name="gr229" draw:text-style-name="P25" draw:layer="layout" svg:x1="2.315cm" svg:y1="4.138cm" svg:x2="2.264cm" svg:y2="4.109cm">
                  <text:p/>
                </draw:line>
                <draw:line draw:style-name="gr230" draw:text-style-name="P25" draw:layer="layout" svg:x1="2.289cm" svg:y1="4.094cm" svg:x2="2.238cm" svg:y2="4.065cm">
                  <text:p/>
                </draw:line>
                <draw:line draw:style-name="gr231" draw:text-style-name="P25" draw:layer="layout" svg:x1="2.365cm" svg:y1="4.109cm" svg:x2="2.314cm" svg:y2="4.08cm">
                  <text:p/>
                </draw:line>
                <draw:line draw:style-name="gr232" draw:text-style-name="P25" draw:layer="layout" svg:x1="2.34cm" svg:y1="4.065cm" svg:x2="2.289cm" svg:y2="4.036cm">
                  <text:p/>
                </draw:line>
                <draw:line draw:style-name="gr233" draw:text-style-name="P25" draw:layer="layout" svg:x1="2.391cm" svg:y1="4.036cm" svg:x2="2.34cm" svg:y2="4.007cm">
                  <text:p/>
                </draw:line>
                <draw:line draw:style-name="gr234" draw:text-style-name="P25" draw:layer="layout" svg:x1="2.441cm" svg:y1="4.006cm" svg:x2="2.39cm" svg:y2="3.977cm">
                  <text:p/>
                </draw:line>
                <draw:line draw:style-name="gr235" draw:text-style-name="P25" draw:layer="layout" svg:x1="2.416cm" svg:y1="4.08cm" svg:x2="2.365cm" svg:y2="4.051cm">
                  <text:p/>
                </draw:line>
                <draw:line draw:style-name="gr236" draw:text-style-name="P25" draw:layer="layout" svg:x1="2.466cm" svg:y1="4.05cm" svg:x2="2.415cm" svg:y2="4.021cm">
                  <text:p/>
                </draw:line>
                <draw:line draw:style-name="gr237" draw:text-style-name="P25" draw:layer="layout" svg:x1="2.517cm" svg:y1="4.021cm" svg:x2="2.466cm" svg:y2="3.992cm">
                  <text:p/>
                </draw:line>
                <draw:line draw:style-name="gr238" draw:text-style-name="P25" draw:layer="layout" svg:x1="2.492cm" svg:y1="3.977cm" svg:x2="2.441cm" svg:y2="3.948cm">
                  <text:p/>
                </draw:line>
                <draw:line draw:style-name="gr239" draw:text-style-name="P25" draw:layer="layout" svg:x1="2.568cm" svg:y1="3.992cm" svg:x2="2.517cm" svg:y2="3.963cm">
                  <text:p/>
                </draw:line>
                <draw:line draw:style-name="gr240" draw:text-style-name="P25" draw:layer="layout" svg:x1="2.542cm" svg:y1="3.948cm" svg:x2="2.491cm" svg:y2="3.919cm">
                  <text:p/>
                </draw:line>
                <draw:line draw:style-name="gr241" draw:text-style-name="P25" draw:layer="layout" svg:x1="2.593cm" svg:y1="3.919cm" svg:x2="2.542cm" svg:y2="3.89cm">
                  <text:p/>
                </draw:line>
                <draw:line draw:style-name="gr242" draw:text-style-name="P25" draw:layer="layout" svg:x1="2.618cm" svg:y1="3.963cm" svg:x2="2.567cm" svg:y2="3.934cm">
                  <text:p/>
                </draw:line>
                <draw:line draw:style-name="gr243" draw:text-style-name="P25" draw:layer="layout" svg:x1="2.289cm" svg:y1="4.211cm" svg:x2="2.238cm" svg:y2="4.182cm">
                  <text:p/>
                </draw:line>
                <draw:line draw:style-name="gr244" draw:text-style-name="P25" draw:layer="layout" svg:x1="2.34cm" svg:y1="4.182cm" svg:x2="2.289cm" svg:y2="4.153cm">
                  <text:p/>
                </draw:line>
                <draw:line draw:style-name="gr245" draw:text-style-name="P25" draw:layer="layout" svg:x1="2.391cm" svg:y1="4.153cm" svg:x2="2.34cm" svg:y2="4.124cm">
                  <text:p/>
                </draw:line>
                <draw:line draw:style-name="gr246" draw:text-style-name="P25" draw:layer="layout" svg:x1="2.416cm" svg:y1="4.197cm" svg:x2="2.365cm" svg:y2="4.168cm">
                  <text:p/>
                </draw:line>
                <draw:line draw:style-name="gr247" draw:text-style-name="P25" draw:layer="layout" svg:x1="2.466cm" svg:y1="4.168cm" svg:x2="2.415cm" svg:y2="4.139cm">
                  <text:p/>
                </draw:line>
                <draw:line draw:style-name="gr248" draw:text-style-name="P25" draw:layer="layout" svg:x1="2.441cm" svg:y1="4.123cm" svg:x2="2.39cm" svg:y2="4.094cm">
                  <text:p/>
                </draw:line>
                <draw:line draw:style-name="gr249" draw:text-style-name="P25" draw:layer="layout" svg:x1="2.492cm" svg:y1="4.094cm" svg:x2="2.441cm" svg:y2="4.065cm">
                  <text:p/>
                </draw:line>
                <draw:line draw:style-name="gr250" draw:text-style-name="P25" draw:layer="layout" svg:x1="2.542cm" svg:y1="4.065cm" svg:x2="2.491cm" svg:y2="4.036cm">
                  <text:p/>
                </draw:line>
                <draw:line draw:style-name="gr251" draw:text-style-name="P25" draw:layer="layout" svg:x1="2.593cm" svg:y1="4.036cm" svg:x2="2.542cm" svg:y2="4.007cm">
                  <text:p/>
                </draw:line>
                <draw:line draw:style-name="gr252" draw:text-style-name="P25" draw:layer="layout" svg:x1="2.669cm" svg:y1="4.05cm" svg:x2="2.618cm" svg:y2="4.021cm">
                  <text:p/>
                </draw:line>
                <draw:line draw:style-name="gr253" draw:text-style-name="P25" draw:layer="layout" svg:x1="2.644cm" svg:y1="4.006cm" svg:x2="2.593cm" svg:y2="3.977cm">
                  <text:p/>
                </draw:line>
                <draw:line draw:style-name="gr254" draw:text-style-name="P25" draw:layer="layout" svg:x1="2.72cm" svg:y1="4.021cm" svg:x2="2.669cm" svg:y2="3.992cm">
                  <text:p/>
                </draw:line>
                <draw:line draw:style-name="gr255" draw:text-style-name="P25" draw:layer="layout" svg:x1="2.315cm" svg:y1="4.255cm" svg:x2="2.264cm" svg:y2="4.226cm">
                  <text:p/>
                </draw:line>
                <draw:line draw:style-name="gr256" draw:text-style-name="P25" draw:layer="layout" svg:x1="2.365cm" svg:y1="4.226cm" svg:x2="2.314cm" svg:y2="4.197cm">
                  <text:p/>
                </draw:line>
              </draw:g>
            </draw:g>
          </draw:g>
        </draw:g>
        <draw:g xml:id="id33" draw:id="id33">
          <draw:custom-shape draw:style-name="gr181" draw:text-style-name="P17" draw:layer="layout" svg:width="4.3cm" svg:height="1.6cm" svg:x="9.852cm" svg:y="2.726cm">
            <text:p text:style-name="P4"><text:span text:style-name="T3">Acquia Cloud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30" draw:layer="layout" svg:width="0.7cm" svg:height="1.3cm" svg:x="9.952cm" svg:y="2.926cm">
            <text:p text:style-name="P4"><text:span text:style-name="T6">ELB</text:span></text:p>
            <draw:enhanced-geometry svg:viewBox="0 0 21600 21600" draw:type="rectangle" draw:enhanced-path="M 0 0 L 21600 0 21600 21600 0 21600 0 0 Z N"/>
          </draw:custom-shape>
        </draw:g>
        <draw:g xml:id="id35" draw:id="id35">
          <draw:glue-point draw:id="4" svg:x="-1.518cm" svg:y="5.062cm"/>
          <draw:custom-shape draw:style-name="gr106" draw:text-style-name="P17" draw:layer="layout" svg:width="1.844cm" svg:height="1.6cm" svg:x="15.156cm" svg:y="2.726cm">
            <text:p text:style-name="P4"><text:span text:style-name="T3">Drupal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2" draw:layer="layout" svg:x1="9.852cm" svg:y1="3.526cm" svg:x2="3.3cm" svg:y2="3.522cm" draw:start-shape="id33" draw:start-glue-point="3" draw:end-shape="id34" draw:end-glue-point="1" svg:d="M9852 3526h-3266v-4h-3286" svg:viewBox="0 0 6553 5">
          <text:p/>
        </draw:connector>
        <draw:connector draw:style-name="gr8" draw:text-style-name="P2" draw:layer="layout" svg:x1="15.156cm" svg:y1="3.526cm" svg:x2="14.152cm" svg:y2="3.526cm" draw:start-shape="id35" draw:start-glue-point="3" draw:end-shape="id33" draw:end-glue-point="1" svg:d="M15156 3526h-1004" svg:viewBox="0 0 1005 1">
          <text:p/>
        </draw:connector>
        <draw:g>
          <draw:path draw:style-name="gr257" draw:text-style-name="P8" draw:layer="layout" svg:width="0.101cm" svg:height="0.073cm" svg:x="3.367cm" svg:y="3.225cm" svg:viewBox="0 0 102 74" svg:d="M0 71c36 0 52 10 87-10 36-21 1-61-35-61 0 23-52 71-52 71z">
            <text:p/>
          </draw:path>
          <draw:g>
            <draw:path draw:style-name="gr258" draw:text-style-name="P26" draw:layer="layout" svg:width="0.352cm" svg:height="0.265cm" svg:x="2.8cm" svg:y="3.028cm" svg:viewBox="0 0 353 266" svg:d="M174 0c153 0 179 99 179 188-51 59-256 117-352 42-6-87 20-230 173-230z">
              <text:p/>
            </draw:path>
            <draw:path draw:style-name="gr259" draw:text-style-name="P10" draw:layer="layout" svg:width="0.076cm" svg:height="0.191cm" svg:x="2.974cm" svg:y="3.073cm" svg:viewBox="0 0 77 192" svg:d="M0 15c17-10 60-5 77-15 0 59 0 192 0 192 0-67-60-128-77-177z">
              <text:p/>
            </draw:path>
            <draw:path draw:style-name="gr260" draw:text-style-name="P11" draw:layer="layout" svg:width="0.115cm" svg:height="0.159cm" svg:x="2.941cm" svg:y="2.94cm" svg:viewBox="0 0 116 160" svg:d="M51 0c43 0 57 54 57 83 0 30 27 65-18 74s-90-2-90-69c0-66 8-88 51-88z">
              <text:p/>
            </draw:path>
            <draw:path draw:style-name="gr261" draw:text-style-name="P12" draw:layer="layout" svg:width="0.178cm" svg:height="0.235cm" svg:x="2.948cm" svg:y="2.807cm" svg:viewBox="0 0 179 236" svg:d="M102 0c44 0 77 0 77 103s-33 133-77 133c-43 0-102-66-102-133s59-103 102-103z">
              <text:p/>
            </draw:path>
            <draw:path draw:style-name="gr262" draw:text-style-name="P27" draw:layer="layout" svg:width="0.215cm" svg:height="0.223cm" svg:x="2.906cm" svg:y="2.748cm" svg:viewBox="0 0 216 224" svg:d="M94 0c51 0 127 0 122 59-25 27-109 7-122 29-41 68 25 178-77 119-51-133 26-207 77-207z">
              <text:p/>
            </draw:path>
            <draw:path draw:style-name="gr263" draw:text-style-name="P28" draw:layer="layout" svg:width="0.301cm" svg:height="0.211cm" svg:x="3.127cm" svg:y="3.088cm" svg:viewBox="0 0 302 212" svg:d="M153 0c153 0 139 127 149 188-80 50-251 19-302-55 26-59 0-133 153-133z">
              <text:p/>
            </draw:path>
            <draw:path draw:style-name="gr264" draw:text-style-name="P10" draw:layer="layout" svg:width="0.074cm" svg:height="0.165cm" svg:x="3.204cm" svg:y="3.114cm" svg:viewBox="0 0 75 166" svg:d="M5 0c18 20 35 30 70 10-51 44-75 156-75 156 0-67 5-107 5-166z">
              <text:p/>
            </draw:path>
            <draw:path draw:style-name="gr265" draw:text-style-name="P11" draw:layer="layout" svg:width="0.105cm" svg:height="0.121cm" svg:x="3.204cm" svg:y="3.014cm" svg:viewBox="0 0 106 122" svg:d="M77 0c43 0 25 44 25 74 0 29-51 59-76 44-26-15-26-15-26-59s33-59 77-59z">
              <text:p/>
            </draw:path>
            <draw:path draw:style-name="gr266" draw:text-style-name="P12" draw:layer="layout" svg:width="0.152cm" svg:height="0.191cm" svg:x="3.153cm" svg:y="2.896cm" svg:viewBox="0 0 153 192" svg:d="M77 0c43 0 76 15 76 74s-33 118-76 118c-44 0-77-51-77-118s33-74 77-74z">
              <text:p/>
            </draw:path>
            <draw:path draw:style-name="gr267" draw:text-style-name="P29" draw:layer="layout" svg:width="0.212cm" svg:height="0.269cm" svg:x="3.153cm" svg:y="2.822cm" svg:viewBox="0 0 213 270" svg:d="M137 0c-51 0-142 15-137 74 26 27 114 7 128 29 40 68-9 192 51 163 76-148 9-266-42-266z">
              <text:p/>
            </draw:path>
            <draw:path draw:style-name="gr268" draw:text-style-name="P16" draw:layer="layout" svg:width="0.624cm" svg:height="0.549cm" svg:x="2.804cm" svg:y="2.748cm" svg:viewBox="0 0 625 550" svg:d="M195 0c51 0 133 0 128 59-2 6-17 10-26 15 51 103 0 221-51 221 51 15 85 50 96 108 10-34 35-52 57-49v-21c-53-31-69-136-25-170 0 0-32-7-26-15-7-72 146-86 161-68 45 21 84 167 14 268 92 8 92 119 102 179-97 51-246 7-294-44-76 63-264 83-330 31-9-112 40-221 135-230-1-24 4-42 4-67-8-5-15-4-21-10-52-133 25-207 76-207z">
              <text:p/>
            </draw:path>
          </draw:g>
        </draw:g>
        <draw:connector draw:style-name="gr2" draw:text-style-name="P2" draw:layer="layout" draw:line-skew="1.724cm" svg:x1="18.6cm" svg:y1="4.2cm" svg:x2="12.002cm" svg:y2="2.726cm" draw:start-shape="id1" draw:start-glue-point="3" draw:end-shape="id33" draw:end-glue-point="0" svg:d="M18600 4200h-500v-1975h-6098v501" svg:viewBox="0 0 6599 1976">
          <text:p/>
        </draw:connector>
        <draw:connector draw:style-name="gr2" draw:text-style-name="P2" draw:layer="layout" draw:line-skew="4.224cm -0.725cm" svg:x1="18.6cm" svg:y1="6.6cm" svg:x2="7.552cm" svg:y2="6.726cm" draw:start-shape="id22" draw:start-glue-point="3" draw:end-shape="id30" draw:end-glue-point="0" svg:d="M18600 6600h-700v-1100h-10348v1226" svg:viewBox="0 0 11049 1227">
          <text:p/>
        </draw:connector>
        <draw:connector draw:style-name="gr2" draw:text-style-name="P2" draw:layer="layout" svg:x1="18.6cm" svg:y1="9cm" svg:x2="7.552cm" svg:y2="11.026cm" draw:start-shape="id24" draw:start-glue-point="3" draw:end-shape="id27" draw:end-glue-point="0" svg:d="M18600 9000h-11048v2026" svg:viewBox="0 0 11049 2027">
          <text:p/>
        </draw:connector>
        <draw:frame draw:style-name="gr269" draw:text-style-name="P32" draw:layer="layout" svg:width="15.818cm" svg:height="0.962cm" svg:x="7.482cm" svg:y="1.038cm">
          <draw:text-box>
            <text:p text:style-name="P31"><text:span text:style-name="T7">Cache invalidation with the Purge ecosystem on Drupal 8</text:span></text:p>
          </draw:text-box>
        </draw:frame>
        <draw:g>
          <draw:custom-shape draw:style-name="gr270" draw:text-style-name="P33" draw:layer="layout" svg:width="1.6cm" svg:height="0.6cm" svg:x="25.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1" draw:text-style-name="P34" draw:layer="layout" svg:width="1.434cm" svg:height="0.4cm" svg:x="25.383cm" svg:y="1.1cm">
            <text:p text:style-name="P4"><text:span text:style-name="T8">Commun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2" draw:text-style-name="P1" draw:layer="layout" svg:width="1.7cm" svg:height="0.6cm" svg:x="27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3" draw:text-style-name="P35" draw:layer="layout" svg:width="1.524cm" svg:height="0.4cm" svg:x="27.088cm" svg:y="1.1cm">
            <text:p text:style-name="P4"><text:span text:style-name="T8">Site 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2" draw:display-name="Gradient 2" draw:style="square" draw:cx="30%" draw:cy="30%" draw:start-color="#333333" draw:end-color="#999999" draw:start-intensity="100%" draw:end-intensity="100%" draw:angle="0" draw:border="0%"/>
    <draw:gradient draw:name="Light_20_Blue_20_Linear_20_B" draw:display-name="Light Blue Linear B" draw:style="linear" draw:start-color="#93d4f0" draw:end-color="#e9f6fc" draw:start-intensity="100%" draw:end-intensity="100%" draw:angle="18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1:30:44.790678487</meta:creation-date>
    <dc:date>2018-03-09T11:04:23.622309124</dc:date>
    <meta:editing-duration>PT2H10M26S</meta:editing-duration>
    <meta:editing-cycles>33</meta:editing-cycles>
    <meta:generator>LibreOffice/6.0.2.1.0$Linux_X86_64 LibreOffice_project/00m0$Build-1</meta:generator>
    <meta:document-statistic meta:object-count="400"/>
  </office:meta>
</office:document-meta>
</file>